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e6ff00" draw:textarea-horizontal-align="center" draw:textarea-vertical-align="middle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91cm"/>
    </style:style>
    <style:style style:name="gr5" style:family="graphic" style:parent-style-name="standard">
      <style:graphic-properties svg:stroke-width="0.051cm" svg:stroke-color="#000000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6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fo:min-height="0.426cm"/>
    </style:style>
    <style:style style:name="gr11" style:family="graphic" style:parent-style-name="standard">
      <style:graphic-properties draw:stroke="none" svg:stroke-color="#000000" draw:fill="none" fo:min-height="0.4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.2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7cm"/>
    </style:style>
    <style:style style:name="gr17" style:family="graphic" style:parent-style-name="standard">
      <style:graphic-properties svg:stroke-color="#000000" draw:fill="solid" draw:fill-color="#ffff00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9cm" fo:min-width="1.34cm"/>
    </style:style>
    <style:style style:name="gr19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fo:font-style="normal" style:font-size-asian="12pt" style:font-style-asian="normal" style:font-size-complex="12pt" style:font-style-complex="normal"/>
    </style:style>
    <style:style style:name="P3" style:family="paragraph">
      <style:text-properties style:font-name="Times" fo:font-size="12pt" style:font-size-asian="12pt" style:font-size-complex="12pt"/>
    </style:style>
    <style:style style:name="P4" style:family="paragraph">
      <style:text-properties fo:font-size="2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font-name="Times" fo:font-size="12pt" style:font-size-asian="12pt" style:font-size-complex="12pt"/>
    </style:style>
    <style:style style:name="P7" style:family="paragraph">
      <style:text-properties style:font-name="Times" fo:font-size="12pt" fo:font-style="italic" style:font-size-asian="12pt" style:font-style-asian="italic" style:font-size-complex="12pt" style:font-style-complex="italic"/>
    </style:style>
    <style:style style:name="P8" style:family="paragraph">
      <style:text-properties style:font-name="Times" fo:font-size="12pt" fo:font-style="italic" style:font-size-asian="12pt" style:font-size-complex="12pt"/>
    </style:style>
    <style:style style:name="P9" style:family="paragraph"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Times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" fo:font-size="12pt" fo:font-style="italic" style:font-size-asian="12pt" style:font-size-complex="12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96cm" svg:y1="5.906cm" svg:x2="6.328cm" svg:y2="4.851cm">
          <text:p/>
        </draw:line>
        <draw:ellipse draw:style-name="gr2" draw:text-style-name="P2" draw:layer="layout" svg:width="1.266cm" svg:height="0.913cm" svg:x="7.369cm" svg:y="5.456cm">
          <text:p text:style-name="P1"><text:span text:style-name="T1">Fred</text:span></text:p>
        </draw:ellipse>
        <draw:ellipse draw:style-name="gr2" draw:text-style-name="P2" draw:layer="layout" svg:width="1.266cm" svg:height="0.913cm" svg:x="5.784cm" svg:y="4.407cm">
          <text:p text:style-name="P1"><text:span text:style-name="T1">Binky</text:span></text:p>
        </draw:ellipse>
        <draw:line draw:style-name="gr3" draw:text-style-name="P1" draw:layer="layout" svg:x1="8.919cm" svg:y1="5.12cm" svg:x2="13.248cm" svg:y2="5.155cm">
          <text:p/>
        </draw:line>
        <draw:frame draw:style-name="gr4" draw:text-style-name="P3" draw:layer="layout" svg:width="3.891cm" svg:height="0.675cm" svg:x="8.928cm" svg:y="4.467cm">
          <draw:text-box>
            <text:p><text:span text:style-name="T2">Rotation about Fred</text:span></text:p>
          </draw:text-box>
        </draw:frame>
        <draw:line draw:style-name="gr5" draw:text-style-name="P1" draw:layer="layout" svg:x1="8.919cm" svg:y1="5.52cm" svg:x2="13.248cm" svg:y2="5.555cm">
          <text:p/>
        </draw:line>
        <draw:frame draw:style-name="gr6" draw:text-style-name="P3" draw:layer="layout" svg:width="3.867cm" svg:height="0.675cm" svg:x="9.041cm" svg:y="5.667cm">
          <draw:text-box>
            <text:p><text:span text:style-name="T2">Rotation about X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9.19cm" svg:y1="6.306cm" svg:x2="7.918cm" svg:y2="4.624cm">
          <text:p/>
        </draw:line>
        <draw:line draw:style-name="gr1" draw:text-style-name="P1" draw:layer="layout" svg:x1="7.124cm" svg:y1="6.21cm" svg:x2="7.918cm" svg:y2="4.624cm">
          <text:p/>
        </draw:line>
        <draw:ellipse draw:style-name="gr2" draw:text-style-name="P2" draw:layer="layout" svg:width="1.583cm" svg:height="0.913cm" svg:x="8.247cm" svg:y="5.828cm">
          <text:p text:style-name="P1"><text:span text:style-name="T1">Waluigi</text:span></text:p>
        </draw:ellipse>
        <draw:ellipse draw:style-name="gr2" draw:text-style-name="P2" draw:layer="layout" svg:width="1.583cm" svg:height="0.913cm" svg:x="6.274cm" svg:y="5.827cm">
          <text:p text:style-name="P1"><text:span text:style-name="T1">Luigi</text:span></text:p>
        </draw:ellipse>
        <draw:ellipse draw:style-name="gr2" draw:text-style-name="P2" draw:layer="layout" svg:width="1.583cm" svg:height="0.913cm" svg:x="7.345cm" svg:y="4.326cm">
          <text:p text:style-name="P1"><text:span text:style-name="T1">Luther</text:span></text:p>
        </draw:ellipse>
        <draw:line draw:style-name="gr3" draw:text-style-name="P1" draw:layer="layout" svg:x1="9.784cm" svg:y1="4.971cm" svg:x2="14.113cm" svg:y2="5.006cm">
          <text:p/>
        </draw:line>
        <draw:frame draw:style-name="gr4" draw:text-style-name="P3" draw:layer="layout" svg:width="4.431cm" svg:height="0.675cm" svg:x="9.793cm" svg:y="4.318cm">
          <draw:text-box>
            <text:p><text:span text:style-name="T2">Rotation about Waluigi</text:span></text:p>
          </draw:text-box>
        </draw:frame>
        <draw:line draw:style-name="gr5" draw:text-style-name="P1" draw:layer="layout" svg:x1="9.784cm" svg:y1="5.371cm" svg:x2="14.113cm" svg:y2="5.406cm">
          <text:p/>
        </draw:line>
        <draw:frame draw:style-name="gr6" draw:text-style-name="P3" draw:layer="layout" svg:width="4.028cm" svg:height="0.675cm" svg:x="9.906cm" svg:y="5.518cm">
          <draw:text-box>
            <text:p><text:span text:style-name="T2">Rotation about XX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10.785cm" svg:y1="4.317cm" svg:x2="9.153cm" svg:y2="3.262cm">
          <text:p/>
        </draw:line>
        <draw:line draw:style-name="gr1" draw:text-style-name="P1" draw:layer="layout" svg:x1="7.71cm" svg:y1="4.385cm" svg:x2="9.295cm" svg:y2="5.614cm">
          <text:p/>
        </draw:line>
        <draw:line draw:style-name="gr1" draw:text-style-name="P1" draw:layer="layout" svg:x1="13.139cm" svg:y1="7.248cm" svg:x2="11.867cm" svg:y2="5.566cm">
          <text:p/>
        </draw:line>
        <draw:line draw:style-name="gr1" draw:text-style-name="P1" draw:layer="layout" svg:x1="10.785cm" svg:y1="4.318cm" svg:x2="11.866cm" svg:y2="5.566cm">
          <text:p/>
        </draw:line>
        <draw:line draw:style-name="gr1" draw:text-style-name="P1" draw:layer="layout" svg:x1="11.073cm" svg:y1="7.152cm" svg:x2="11.867cm" svg:y2="5.566cm">
          <text:p/>
        </draw:line>
        <draw:ellipse draw:style-name="gr2" draw:text-style-name="P2" draw:layer="layout" svg:width="1.583cm" svg:height="0.913cm" svg:x="12.196cm" svg:y="6.77cm">
          <text:p text:style-name="P1"><text:span text:style-name="T1">Waluigi</text:span></text:p>
        </draw:ellipse>
        <draw:ellipse draw:style-name="gr2" draw:text-style-name="P2" draw:layer="layout" svg:width="1.583cm" svg:height="0.913cm" svg:x="10.223cm" svg:y="6.769cm">
          <text:p text:style-name="P1"><text:span text:style-name="T1">Luigi</text:span></text:p>
        </draw:ellipse>
        <draw:ellipse draw:style-name="gr2" draw:text-style-name="P2" draw:layer="layout" svg:width="1.583cm" svg:height="0.913cm" svg:x="11.294cm" svg:y="5.268cm">
          <text:p text:style-name="P1"><text:span text:style-name="T1">Luther</text:span></text:p>
        </draw:ellipse>
        <draw:ellipse draw:style-name="gr2" draw:text-style-name="P2" draw:layer="layout" svg:width="1.266cm" svg:height="0.913cm" svg:x="10.194cm" svg:y="3.867cm">
          <text:p text:style-name="P1"><text:span text:style-name="T1">Fred</text:span></text:p>
        </draw:ellipse>
        <draw:line draw:style-name="gr1" draw:text-style-name="P1" draw:layer="layout" svg:x1="9.285cm" svg:y1="5.818cm" svg:x2="7.795cm" svg:y2="7.114cm">
          <text:p/>
        </draw:line>
        <draw:ellipse draw:style-name="gr2" draw:text-style-name="P2" draw:layer="layout" svg:width="1.583cm" svg:height="0.913cm" svg:x="6.995cm" svg:y="6.709cm">
          <text:p text:style-name="P1"><text:span text:style-name="T1">Calista</text:span></text:p>
        </draw:ellipse>
        <draw:ellipse draw:style-name="gr2" draw:text-style-name="P2" draw:layer="layout" svg:width="1.583cm" svg:height="0.913cm" svg:x="8.495cm" svg:y="5.209cm">
          <text:p text:style-name="P1"><text:span text:style-name="T1">Daisy</text:span></text:p>
        </draw:ellipse>
        <draw:line draw:style-name="gr1" draw:text-style-name="P1" draw:layer="layout" svg:x1="9.224cm" svg:y1="3.165cm" svg:x2="7.734cm" svg:y2="4.461cm">
          <text:p/>
        </draw:line>
        <draw:ellipse draw:style-name="gr2" draw:text-style-name="P2" draw:layer="layout" svg:width="1.494cm" svg:height="0.913cm" svg:x="8.381cm" svg:y="2.818cm">
          <text:p text:style-name="P1"><text:span text:style-name="T1">Eunice</text:span></text:p>
        </draw:ellipse>
        <draw:line draw:style-name="gr1" draw:text-style-name="P1" draw:layer="layout" svg:x1="6.466cm" svg:y1="5.694cm" svg:x2="7.734cm" svg:y2="4.461cm">
          <text:p/>
        </draw:line>
        <draw:ellipse draw:style-name="gr2" draw:text-style-name="P2" draw:layer="layout" svg:width="1.583cm" svg:height="0.913cm" svg:x="6.934cm" svg:y="4.056cm">
          <text:p text:style-name="P1"><text:span text:style-name="T1">Binky</text:span></text:p>
        </draw:ellipse>
        <draw:ellipse draw:style-name="gr2" draw:text-style-name="P2" draw:layer="layout" svg:width="1.859cm" svg:height="1.072cm" svg:x="5.396cm" svg:y="5.151cm">
          <text:p text:style-name="P1"><text:span text:style-name="T1">Baby</text:span></text:p>
          <text:p text:style-name="P1"><text:span text:style-name="T1">Daisy</text:span></text:p>
        </draw:ellipse>
        <draw:line draw:style-name="gr3" draw:text-style-name="P1" draw:layer="layout" svg:x1="11.419cm" svg:y1="2.939cm" svg:x2="15.748cm" svg:y2="2.974cm">
          <text:p/>
        </draw:line>
        <draw:frame draw:style-name="gr4" draw:text-style-name="P3" draw:layer="layout" svg:width="4.143cm" svg:height="0.675cm" svg:x="11.428cm" svg:y="2.286cm">
          <draw:text-box>
            <text:p><text:span text:style-name="T2">Rotation about Binky</text:span></text:p>
          </draw:text-box>
        </draw:frame>
        <draw:line draw:style-name="gr5" draw:text-style-name="P1" draw:layer="layout" svg:x1="11.419cm" svg:y1="3.339cm" svg:x2="15.748cm" svg:y2="3.374cm">
          <text:p/>
        </draw:line>
        <draw:frame draw:style-name="gr6" draw:text-style-name="P3" draw:layer="layout" svg:width="4.028cm" svg:height="0.675cm" svg:x="11.541cm" svg:y="3.486cm">
          <draw:text-box>
            <text:p><text:span text:style-name="T2">Rotation about XX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5" draw:layer="layout" svg:width="10.772cm" svg:height="6.356cm" svg:x="2.54cm" svg:y="1.524cm">
          <draw:text-box>
            <text:p><text:span text:style-name="T3">Add the following nodes in order, noting height:</text:span></text:p>
            <text:p><text:span text:style-name="T3">Eunice</text:span></text:p>
            <text:p><text:span text:style-name="T3">Binky</text:span></text:p>
            <text:p><text:span text:style-name="T3">Fred</text:span></text:p>
            <text:p><text:span text:style-name="T3">Baby-Daisy</text:span></text:p>
            <text:p><text:span text:style-name="T3">Daisy</text:span></text:p>
            <text:p><text:span text:style-name="T3">Luther</text:span></text:p>
            <text:p><text:span text:style-name="T3">Calista</text:span></text:p>
            <text:p><text:span text:style-name="T3"/></text:p>
            <text:p><text:span text:style-name="T3">Add Luigi.</text:span></text:p>
            <text:p><text:span text:style-name="T3">Show Eunice Binky Daisy.</text:span></text:p>
          </draw:text-box>
        </draw:frame>
        <draw:line draw:style-name="gr1" draw:text-style-name="P1" draw:layer="layout" svg:x1="18.508cm" svg:y1="3.53cm" svg:x2="17.018cm" svg:y2="4.826cm">
          <text:p/>
        </draw:line>
        <draw:ellipse draw:style-name="gr2" draw:text-style-name="P2" draw:layer="layout" svg:width="1.494cm" svg:height="0.913cm" svg:x="17.302cm" svg:y="2.389cm">
          <text:p text:style-name="P1"><text:span text:style-name="T1">X</text:span></text:p>
        </draw:ellips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9.49cm" svg:y1="3.807cm" svg:x2="7.858cm" svg:y2="2.752cm">
          <text:p/>
        </draw:line>
        <draw:line draw:style-name="gr1" draw:text-style-name="P1" draw:layer="layout" svg:x1="6.415cm" svg:y1="3.875cm" svg:x2="8cm" svg:y2="5.104cm">
          <text:p/>
        </draw:line>
        <draw:line draw:style-name="gr1" draw:text-style-name="P1" draw:layer="layout" svg:x1="9.49cm" svg:y1="3.808cm" svg:x2="10.571cm" svg:y2="5.056cm">
          <text:p/>
        </draw:line>
        <draw:ellipse draw:style-name="gr2" draw:text-style-name="P2" draw:layer="layout" svg:width="1.583cm" svg:height="0.913cm" svg:x="9.999cm" svg:y="4.758cm">
          <text:p text:style-name="P1"><text:span text:style-name="T1">Luther</text:span></text:p>
        </draw:ellipse>
        <draw:ellipse draw:style-name="gr2" draw:text-style-name="P2" draw:layer="layout" svg:width="1.266cm" svg:height="0.913cm" svg:x="8.899cm" svg:y="3.357cm">
          <text:p text:style-name="P1"><text:span text:style-name="T1">Fred</text:span></text:p>
        </draw:ellipse>
        <draw:line draw:style-name="gr1" draw:text-style-name="P1" draw:layer="layout" svg:x1="7.99cm" svg:y1="5.308cm" svg:x2="6.5cm" svg:y2="6.604cm">
          <text:p/>
        </draw:line>
        <draw:ellipse draw:style-name="gr2" draw:text-style-name="P2" draw:layer="layout" svg:width="1.583cm" svg:height="0.913cm" svg:x="5.7cm" svg:y="6.199cm">
          <text:p text:style-name="P1"><text:span text:style-name="T1">Calista</text:span></text:p>
        </draw:ellipse>
        <draw:ellipse draw:style-name="gr2" draw:text-style-name="P2" draw:layer="layout" svg:width="1.583cm" svg:height="0.913cm" svg:x="7.2cm" svg:y="4.699cm">
          <text:p text:style-name="P1"><text:span text:style-name="T1">Daisy</text:span></text:p>
        </draw:ellipse>
        <draw:line draw:style-name="gr1" draw:text-style-name="P1" draw:layer="layout" svg:x1="7.929cm" svg:y1="2.655cm" svg:x2="6.439cm" svg:y2="3.951cm">
          <text:p/>
        </draw:line>
        <draw:ellipse draw:style-name="gr2" draw:text-style-name="P2" draw:layer="layout" svg:width="1.494cm" svg:height="0.913cm" svg:x="7.086cm" svg:y="2.308cm">
          <text:p text:style-name="P1"><text:span text:style-name="T1">Eunice</text:span></text:p>
        </draw:ellipse>
        <draw:line draw:style-name="gr1" draw:text-style-name="P1" draw:layer="layout" svg:x1="5.171cm" svg:y1="5.184cm" svg:x2="6.439cm" svg:y2="3.951cm">
          <text:p/>
        </draw:line>
        <draw:ellipse draw:style-name="gr2" draw:text-style-name="P2" draw:layer="layout" svg:width="1.583cm" svg:height="0.913cm" svg:x="5.639cm" svg:y="3.546cm">
          <text:p text:style-name="P1"><text:span text:style-name="T1">Binky</text:span></text:p>
        </draw:ellipse>
        <draw:ellipse draw:style-name="gr2" draw:text-style-name="P2" draw:layer="layout" svg:width="1.859cm" svg:height="1.072cm" svg:x="4.101cm" svg:y="4.641cm">
          <text:p text:style-name="P1"><text:span text:style-name="T1">Baby</text:span></text:p>
          <text:p text:style-name="P1"><text:span text:style-name="T1">Daisy</text:span></text:p>
        </draw:ellipse>
        <draw:frame draw:style-name="gr8" draw:text-style-name="P3" draw:layer="layout" svg:width="0.714cm" svg:height="0.675cm" svg:x="8.433cm" svg:y="2.119cm">
          <draw:text-box>
            <text:p><text:span text:style-name="T2">4</text:span></text:p>
          </draw:text-box>
        </draw:frame>
        <draw:frame draw:style-name="gr8" draw:text-style-name="P3" draw:layer="layout" svg:width="0.714cm" svg:height="0.675cm" svg:x="9.777cm" svg:y="3.022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10.97cm" svg:y="4.283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7.102cm" svg:y="6.008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4.096cm" svg:y="4.122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7.477cm" svg:y="4.142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5.722cm" svg:y="2.97cm">
          <draw:text-box>
            <text:p><text:span text:style-name="T2">3</text:span></text:p>
          </draw:text-box>
        </draw:frame>
        <draw:frame draw:style-name="gr8" draw:text-style-name="P5" draw:layer="layout" svg:width="4.591cm" svg:height="0.806cm" svg:x="1.64cm" svg:y="1.524cm">
          <draw:text-box>
            <text:p><text:span text:style-name="T3">Start with this tree.</text:span></text:p>
          </draw:text-box>
        </draw:frame>
        <draw:frame draw:style-name="gr8" draw:text-style-name="P5" draw:layer="layout" svg:width="5.51cm" svg:height="1.361cm" svg:x="14.459cm" svg:y="1.778cm">
          <draw:text-box>
            <text:p><text:span text:style-name="T3">Add Ahmad &amp; Check</text:span></text:p>
            <text:p><text:span text:style-name="T3">Add Waluigi and check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5" draw:layer="layout" svg:width="4.486cm" svg:height="0.806cm" svg:x="1.64cm" svg:y="1.524cm">
          <draw:text-box>
            <text:p><text:span text:style-name="T3">Add a node into F.</text:span></text:p>
          </draw:text-box>
        </draw:frame>
        <draw:line draw:style-name="gr1" draw:text-style-name="P1" draw:layer="layout" svg:x1="5.332cm" svg:y1="3.535cm" svg:x2="4.052cm" svg:y2="5.13cm">
          <text:p/>
        </draw:line>
        <draw:line draw:style-name="gr1" draw:text-style-name="P1" draw:layer="layout" svg:x1="5.333cm" svg:y1="3.536cm" svg:x2="6.705cm" svg:y2="4.7cm">
          <text:p/>
        </draw:line>
        <draw:ellipse draw:style-name="gr2" draw:text-style-name="P2" draw:layer="layout" svg:width="1.266cm" svg:height="0.913cm" svg:x="4.74cm" svg:y="3.107cm">
          <text:p text:style-name="P1"><text:span text:style-name="T1">B</text:span></text:p>
        </draw:ellipse>
        <draw:custom-shape draw:style-name="gr9" draw:text-style-name="P6" draw:layer="layout" svg:width="1.506cm" svg:height="1.542cm" svg:x="3.371cm" svg:y="4.907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833cm" svg:y1="5.135cm" svg:x2="5.553cm" svg:y2="6.73cm">
          <text:p/>
        </draw:line>
        <draw:custom-shape draw:style-name="gr9" draw:text-style-name="P6" draw:layer="layout" svg:width="1.506cm" svg:height="1.542cm" svg:x="4.872cm" svg:y="6.507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871cm" svg:y1="4.951cm" svg:x2="8.454cm" svg:y2="6.73cm">
          <text:p/>
        </draw:line>
        <draw:custom-shape draw:style-name="gr9" draw:text-style-name="P6" draw:layer="layout" svg:width="1.506cm" svg:height="1.542cm" svg:x="7.717cm" svg:y="6.522cm">
          <text:p text:style-name="P1"><text:span text:style-name="T2">F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6.34cm" svg:y="4.508cm">
          <text:p text:style-name="P1"><text:span text:style-name="T1">D</text:span></text:p>
        </draw:ellipse>
        <draw:frame draw:style-name="gr8" draw:text-style-name="P7" draw:layer="layout" svg:width="1.065cm" svg:height="0.675cm" svg:x="5.909cm" svg:y="2.787cm">
          <draw:text-box>
            <text:p><text:span text:style-name="T4">h-1</text:span></text:p>
          </draw:text-box>
        </draw:frame>
        <draw:frame draw:style-name="gr10" draw:text-style-name="P3" draw:layer="layout" svg:width="1.22cm" svg:height="0.676cm" svg:x="7.479cm" svg:y="4.146cm">
          <draw:text-box>
            <text:p><text:span text:style-name="T4">h-2</text:span></text:p>
          </draw:text-box>
        </draw:frame>
        <draw:frame draw:style-name="gr10" draw:text-style-name="P3" draw:layer="layout" svg:width="1.22cm" svg:height="0.676cm" svg:x="3.192cm" svg:y="4.433cm">
          <draw:text-box>
            <text:p><text:span text:style-name="T4">h-3</text:span></text:p>
          </draw:text-box>
        </draw:frame>
        <draw:frame draw:style-name="gr10" draw:text-style-name="P3" draw:layer="layout" svg:width="1.22cm" svg:height="0.676cm" svg:x="5.729cm" svg:y="6.293cm">
          <draw:text-box>
            <text:p><text:span text:style-name="T4">h-3</text:span></text:p>
          </draw:text-box>
        </draw:frame>
        <draw:frame draw:style-name="gr11" draw:text-style-name="P7" draw:layer="layout" svg:width="1.1cm" svg:height="0.711cm" svg:x="8.575cm" svg:y="6.254cm">
          <draw:text-box>
            <text:p><text:span text:style-name="T4">h-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5" draw:layer="layout" svg:width="5.815cm" svg:height="0.806cm" svg:x="1.64cm" svg:y="1.524cm">
          <draw:text-box>
            <text:p><text:span text:style-name="T3">Add F – Don't rebalance</text:span></text:p>
          </draw:text-box>
        </draw:frame>
        <draw:line draw:style-name="gr1" draw:text-style-name="P1" draw:layer="layout" svg:x1="4.403cm" svg:y1="3.797cm" svg:x2="5.775cm" svg:y2="4.961cm">
          <text:p/>
        </draw:line>
        <draw:ellipse draw:style-name="gr2" draw:text-style-name="P2" draw:layer="layout" svg:width="1.266cm" svg:height="0.913cm" svg:x="3.81cm" svg:y="3.368cm">
          <text:p text:style-name="P1"><text:span text:style-name="T1">B</text:span></text:p>
        </draw:ellipse>
        <draw:ellipse draw:style-name="gr2" draw:text-style-name="P2" draw:layer="layout" svg:width="1.298cm" svg:height="0.913cm" svg:x="5.41cm" svg:y="4.769cm">
          <text:p text:style-name="P1"><text:span text:style-name="T1">D</text:span></text:p>
        </draw:ellipse>
        <draw:frame draw:style-name="gr8" draw:text-style-name="P7" draw:layer="layout" svg:width="0.714cm" svg:height="0.675cm" svg:x="4.979cm" svg:y="3.048cm">
          <draw:text-box>
            <text:p><text:span text:style-name="T4">2</text:span></text:p>
          </draw:text-box>
        </draw:frame>
        <draw:frame draw:style-name="gr10" draw:text-style-name="P3" draw:layer="layout" svg:width="1.22cm" svg:height="0.676cm" svg:x="6.375cm" svg:y="4.455cm">
          <draw:text-box>
            <text:p><text:span text:style-name="T4">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8" draw:text-style-name="P5" draw:layer="layout" svg:width="6.996cm" svg:height="0.806cm" svg:x="1.64cm" svg:y="1.524cm">
          <draw:text-box>
            <text:p><text:span text:style-name="T3">Add Jasper – Don't rebalance</text:span></text:p>
          </draw:text-box>
        </draw:frame>
        <draw:line draw:style-name="gr1" draw:text-style-name="P1" draw:layer="layout" svg:x1="5.694cm" svg:y1="4.568cm" svg:x2="8.174cm" svg:y2="3.521cm">
          <text:p/>
        </draw:line>
        <draw:line draw:style-name="gr1" draw:text-style-name="P1" draw:layer="layout" svg:x1="10.497cm" svg:y1="4.801cm" svg:x2="8.77cm" svg:y2="6.03cm">
          <text:p/>
        </draw:line>
        <draw:line draw:style-name="gr1" draw:text-style-name="P1" draw:layer="layout" svg:x1="5.757cm" svg:y1="4.539cm" svg:x2="6.884cm" svg:y2="5.978cm">
          <text:p/>
        </draw:line>
        <draw:ellipse draw:style-name="gr2" draw:text-style-name="P2" draw:layer="layout" svg:width="1.57cm" svg:height="0.913cm" svg:x="6.001cm" svg:y="5.62cm">
          <text:p text:style-name="P1"><text:span text:style-name="T1">Calista</text:span></text:p>
        </draw:ellipse>
        <draw:line draw:style-name="gr1" draw:text-style-name="P1" draw:layer="layout" svg:x1="8.779cm" svg:y1="6.234cm" svg:x2="7.566cm" svg:y2="7.53cm">
          <text:p/>
        </draw:line>
        <draw:ellipse draw:style-name="gr2" draw:text-style-name="P2" draw:layer="layout" svg:width="1.511cm" svg:height="0.913cm" svg:x="6.693cm" svg:y="7.125cm">
          <text:p text:style-name="P1"><text:span text:style-name="T1">Eunice</text:span></text:p>
        </draw:ellipse>
        <draw:ellipse draw:style-name="gr2" draw:text-style-name="P2" draw:layer="layout" svg:width="1.724cm" svg:height="0.913cm" svg:x="7.917cm" svg:y="5.625cm">
          <text:p text:style-name="P1"><text:span text:style-name="T1">Fred</text:span></text:p>
        </draw:ellipse>
        <draw:line draw:style-name="gr1" draw:text-style-name="P1" draw:layer="layout" svg:x1="8.52cm" svg:y1="3.553cm" svg:x2="10.47cm" svg:y2="4.877cm">
          <text:p/>
        </draw:line>
        <draw:ellipse draw:style-name="gr2" draw:text-style-name="P2" draw:layer="layout" svg:width="1.627cm" svg:height="0.913cm" svg:x="7.319cm" svg:y="2.983cm">
          <text:p text:style-name="P1"><text:span text:style-name="T1">Daisy</text:span></text:p>
        </draw:ellipse>
        <draw:line draw:style-name="gr1" draw:text-style-name="P1" draw:layer="layout" svg:x1="11.851cm" svg:y1="6.11cm" svg:x2="10.47cm" svg:y2="4.877cm">
          <text:p/>
        </draw:line>
        <draw:ellipse draw:style-name="gr2" draw:text-style-name="P2" draw:layer="layout" svg:width="1.724cm" svg:height="0.913cm" svg:x="9.618cm" svg:y="4.472cm">
          <text:p text:style-name="P1"><text:span text:style-name="T1">Garth</text:span></text:p>
        </draw:ellipse>
        <draw:frame draw:style-name="gr12" draw:text-style-name="P3" draw:layer="layout" svg:width="0.778cm" svg:height="0.675cm" svg:x="6.859cm" svg:y="2.668cm">
          <draw:text-box>
            <text:p><text:span text:style-name="T2">4</text:span></text:p>
          </draw:text-box>
        </draw:frame>
        <draw:frame draw:style-name="gr12" draw:text-style-name="P3" draw:layer="layout" svg:width="0.778cm" svg:height="0.675cm" svg:x="6.871cm" svg:y="5.128cm">
          <draw:text-box>
            <text:p><text:span text:style-name="T2">1</text:span></text:p>
          </draw:text-box>
        </draw:frame>
        <draw:frame draw:style-name="gr12" draw:text-style-name="P3" draw:layer="layout" svg:width="0.778cm" svg:height="0.675cm" svg:x="4.976cm" svg:y="3.684cm">
          <draw:text-box>
            <text:p><text:span text:style-name="T2">2</text:span></text:p>
          </draw:text-box>
        </draw:frame>
        <draw:frame draw:style-name="gr13" draw:text-style-name="P3" draw:layer="layout" svg:width="0.714cm" svg:height="0.675cm" svg:x="8.056cm" svg:y="6.934cm">
          <draw:text-box>
            <text:p><text:span text:style-name="T2">1</text:span></text:p>
          </draw:text-box>
        </draw:frame>
        <draw:frame draw:style-name="gr12" draw:text-style-name="P3" draw:layer="layout" svg:width="0.778cm" svg:height="0.675cm" svg:x="12.245cm" svg:y="5.048cm">
          <draw:text-box>
            <text:p><text:span text:style-name="T2">2</text:span></text:p>
          </draw:text-box>
        </draw:frame>
        <draw:frame draw:style-name="gr14" draw:text-style-name="P3" draw:layer="layout" svg:width="0.777cm" svg:height="0.675cm" svg:x="8.562cm" svg:y="5.068cm">
          <draw:text-box>
            <text:p><text:span text:style-name="T2">2</text:span></text:p>
          </draw:text-box>
        </draw:frame>
        <draw:frame draw:style-name="gr12" draw:text-style-name="P3" draw:layer="layout" svg:width="0.778cm" svg:height="0.675cm" svg:x="10.473cm" svg:y="3.896cm">
          <draw:text-box>
            <text:p><text:span text:style-name="T2">3</text:span></text:p>
          </draw:text-box>
        </draw:frame>
        <draw:line draw:style-name="gr1" draw:text-style-name="P1" draw:layer="layout" svg:x1="13.399cm" svg:y1="7.3cm" svg:x2="12.018cm" svg:y2="6.067cm">
          <text:p/>
        </draw:line>
        <draw:ellipse draw:style-name="gr2" draw:text-style-name="P2" draw:layer="layout" svg:width="2.025cm" svg:height="0.968cm" svg:x="12.625cm" svg:y="6.967cm">
          <text:p text:style-name="P1"><text:span text:style-name="T1">Kourtney</text:span></text:p>
        </draw:ellipse>
        <draw:frame draw:style-name="gr12" draw:text-style-name="P3" draw:layer="layout" svg:width="0.778cm" svg:height="0.675cm" svg:x="13.945cm" svg:y="6.494cm">
          <draw:text-box>
            <text:p><text:span text:style-name="T2">1</text:span></text:p>
          </draw:text-box>
        </draw:frame>
        <draw:line draw:style-name="gr1" draw:text-style-name="P1" draw:layer="layout" svg:x1="5.594cm" svg:y1="4.726cm" svg:x2="4.397cm" svg:y2="5.926cm">
          <text:p/>
        </draw:line>
        <draw:ellipse draw:style-name="gr2" draw:text-style-name="P2" draw:layer="layout" svg:width="1.753cm" svg:height="0.878cm" svg:x="3.667cm" svg:y="5.697cm">
          <text:p text:style-name="P1"><text:span text:style-name="T1">Ahmad</text:span></text:p>
        </draw:ellipse>
        <draw:frame draw:style-name="gr15" draw:text-style-name="P3" draw:layer="layout" svg:width="0.79cm" svg:height="0.675cm" svg:x="3.667cm" svg:y="5.21cm">
          <draw:text-box>
            <text:p><text:span text:style-name="T2">1</text:span></text:p>
          </draw:text-box>
        </draw:frame>
        <draw:ellipse draw:style-name="gr2" draw:text-style-name="P2" draw:layer="layout" svg:width="1.725cm" svg:height="0.913cm" svg:x="4.707cm" svg:y="4.209cm">
          <text:p text:style-name="P1"><text:span text:style-name="T1">Binky</text:span></text:p>
        </draw:ellipse>
        <draw:line draw:style-name="gr1" draw:text-style-name="P1" draw:layer="layout" svg:x1="11.1cm" svg:y1="7.3cm" svg:x2="12.019cm" svg:y2="6.067cm">
          <text:p/>
        </draw:line>
        <draw:ellipse draw:style-name="gr2" draw:text-style-name="P2" draw:layer="layout" svg:width="1.346cm" svg:height="0.968cm" svg:x="10.269cm" svg:y="6.967cm">
          <text:p text:style-name="P1"><text:span text:style-name="T1">Hank</text:span></text:p>
        </draw:ellipse>
        <draw:frame draw:style-name="gr16" draw:text-style-name="P3" draw:layer="layout" svg:width="0.714cm" svg:height="0.675cm" svg:x="10.22cm" svg:y="6.494cm">
          <draw:text-box>
            <text:p><text:span text:style-name="T2">1</text:span></text:p>
          </draw:text-box>
        </draw:frame>
        <draw:ellipse draw:style-name="gr2" draw:text-style-name="P2" draw:layer="layout" svg:width="2.025cm" svg:height="1.072cm" svg:x="10.992cm" svg:y="5.567cm">
          <text:p text:style-name="P1"><text:span text:style-name="T1">Ingrid</text:span></text:p>
        </draw:ellips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8" draw:text-style-name="P5" draw:layer="layout" svg:width="7.114cm" svg:height="0.806cm" svg:x="1.64cm" svg:y="1.524cm">
          <draw:text-box>
            <text:p><text:span text:style-name="T3">Add Waluigi – Don't rebalance</text:span></text:p>
          </draw:text-box>
        </draw:frame>
        <draw:line draw:style-name="gr1" draw:text-style-name="P1" draw:layer="layout" svg:x1="9.495cm" svg:y1="5.331cm" svg:x2="7.863cm" svg:y2="4.276cm">
          <text:p/>
        </draw:line>
        <draw:line draw:style-name="gr1" draw:text-style-name="P1" draw:layer="layout" svg:x1="6.42cm" svg:y1="5.399cm" svg:x2="8.005cm" svg:y2="6.628cm">
          <text:p/>
        </draw:line>
        <draw:line draw:style-name="gr1" draw:text-style-name="P1" draw:layer="layout" svg:x1="9.495cm" svg:y1="5.332cm" svg:x2="10.576cm" svg:y2="6.58cm">
          <text:p/>
        </draw:line>
        <draw:ellipse draw:style-name="gr2" draw:text-style-name="P2" draw:layer="layout" svg:width="1.583cm" svg:height="0.913cm" svg:x="10.004cm" svg:y="6.282cm">
          <text:p text:style-name="P1"><text:span text:style-name="T1">Luther</text:span></text:p>
        </draw:ellipse>
        <draw:ellipse draw:style-name="gr2" draw:text-style-name="P2" draw:layer="layout" svg:width="1.266cm" svg:height="0.913cm" svg:x="8.904cm" svg:y="4.881cm">
          <text:p text:style-name="P1"><text:span text:style-name="T1">Fred</text:span></text:p>
        </draw:ellipse>
        <draw:line draw:style-name="gr1" draw:text-style-name="P1" draw:layer="layout" svg:x1="7.995cm" svg:y1="6.832cm" svg:x2="6.505cm" svg:y2="8.128cm">
          <text:p/>
        </draw:line>
        <draw:ellipse draw:style-name="gr2" draw:text-style-name="P2" draw:layer="layout" svg:width="1.583cm" svg:height="0.913cm" svg:x="5.705cm" svg:y="7.723cm">
          <text:p text:style-name="P1"><text:span text:style-name="T1">Calista</text:span></text:p>
        </draw:ellipse>
        <draw:ellipse draw:style-name="gr2" draw:text-style-name="P2" draw:layer="layout" svg:width="1.583cm" svg:height="0.913cm" svg:x="7.205cm" svg:y="6.223cm">
          <text:p text:style-name="P1"><text:span text:style-name="T1">Daisy</text:span></text:p>
        </draw:ellipse>
        <draw:line draw:style-name="gr1" draw:text-style-name="P1" draw:layer="layout" svg:x1="7.934cm" svg:y1="4.179cm" svg:x2="6.444cm" svg:y2="5.475cm">
          <text:p/>
        </draw:line>
        <draw:ellipse draw:style-name="gr2" draw:text-style-name="P2" draw:layer="layout" svg:width="1.494cm" svg:height="0.913cm" svg:x="7.091cm" svg:y="3.832cm">
          <text:p text:style-name="P1"><text:span text:style-name="T1">Eunice</text:span></text:p>
        </draw:ellipse>
        <draw:line draw:style-name="gr1" draw:text-style-name="P1" draw:layer="layout" svg:x1="5.176cm" svg:y1="6.708cm" svg:x2="6.444cm" svg:y2="5.475cm">
          <text:p/>
        </draw:line>
        <draw:ellipse draw:style-name="gr2" draw:text-style-name="P2" draw:layer="layout" svg:width="1.583cm" svg:height="0.913cm" svg:x="5.644cm" svg:y="5.07cm">
          <text:p text:style-name="P1"><text:span text:style-name="T1">Binky</text:span></text:p>
        </draw:ellipse>
        <draw:frame draw:style-name="gr8" draw:text-style-name="P3" draw:layer="layout" svg:width="0.714cm" svg:height="0.675cm" svg:x="8.438cm" svg:y="3.643cm">
          <draw:text-box>
            <text:p><text:span text:style-name="T2">4</text:span></text:p>
          </draw:text-box>
        </draw:frame>
        <draw:frame draw:style-name="gr8" draw:text-style-name="P3" draw:layer="layout" svg:width="0.714cm" svg:height="0.675cm" svg:x="9.782cm" svg:y="4.546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10.975cm" svg:y="5.807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7.107cm" svg:y="7.532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4.101cm" svg:y="5.646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7.482cm" svg:y="5.666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5.727cm" svg:y="4.494cm">
          <draw:text-box>
            <text:p><text:span text:style-name="T2">3</text:span></text:p>
          </draw:text-box>
        </draw:frame>
        <draw:line draw:style-name="gr1" draw:text-style-name="P1" draw:layer="layout" svg:x1="3.755cm" svg:y1="7.898cm" svg:x2="5.023cm" svg:y2="6.665cm">
          <text:p/>
        </draw:line>
        <draw:ellipse draw:style-name="gr2" draw:text-style-name="P2" draw:layer="layout" svg:width="1.859cm" svg:height="1.072cm" svg:x="4.106cm" svg:y="6.165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607cm" svg:y="7.565cm">
          <text:p text:style-name="P1"><text:span text:style-name="T1">Ahmad</text:span></text:p>
        </draw:ellipse>
        <draw:frame draw:style-name="gr8" draw:text-style-name="P3" draw:layer="layout" svg:width="0.714cm" svg:height="0.675cm" svg:x="2.54cm" svg:y="7.092cm">
          <draw:text-box>
            <text:p><text:span text:style-name="T2">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8" draw:text-style-name="P5" draw:layer="layout" svg:width="17.639cm" svg:height="0.806cm" svg:x="1.64cm" svg:y="1.524cm">
          <draw:text-box>
            <text:p><text:span text:style-name="T3">General Form: Add a node into E or G – Now show balancing: Rotate about D.</text:span></text:p>
          </draw:text-box>
        </draw:frame>
        <draw:line draw:style-name="gr1" draw:text-style-name="P1" draw:layer="layout" svg:x1="4.984cm" svg:y1="3.818cm" svg:x2="3.704cm" svg:y2="5.413cm">
          <text:p/>
        </draw:line>
        <draw:line draw:style-name="gr1" draw:text-style-name="P1" draw:layer="layout" svg:x1="4.985cm" svg:y1="3.819cm" svg:x2="6.357cm" svg:y2="4.983cm">
          <text:p/>
        </draw:line>
        <draw:ellipse draw:style-name="gr2" draw:text-style-name="P2" draw:layer="layout" svg:width="1.266cm" svg:height="0.913cm" svg:x="4.392cm" svg:y="3.39cm">
          <text:p text:style-name="P1"><text:span text:style-name="T1">B</text:span></text:p>
        </draw:ellipse>
        <draw:custom-shape draw:style-name="gr9" draw:text-style-name="P6" draw:layer="layout" svg:width="1.506cm" svg:height="1.542cm" svg:x="3.023cm" svg:y="5.19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485cm" svg:y1="5.418cm" svg:x2="5.205cm" svg:y2="7.013cm">
          <text:p/>
        </draw:line>
        <draw:custom-shape draw:style-name="gr9" draw:text-style-name="P6" draw:layer="layout" svg:width="1.506cm" svg:height="1.542cm" svg:x="4.524cm" svg:y="6.79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523cm" svg:y1="5.234cm" svg:x2="8.106cm" svg:y2="7.013cm">
          <text:p/>
        </draw:line>
        <draw:custom-shape draw:style-name="gr9" draw:text-style-name="P6" draw:layer="layout" svg:width="1.506cm" svg:height="1.542cm" svg:x="6.303cm" svg:y="8.616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2" draw:layer="layout" svg:width="1.298cm" svg:height="0.913cm" svg:x="5.992cm" svg:y="4.791cm">
          <text:p text:style-name="P1"><text:span text:style-name="T1">D</text:span></text:p>
        </draw:ellipse>
        <draw:line draw:style-name="gr1" draw:text-style-name="P1" draw:layer="layout" svg:x1="8.124cm" svg:y1="6.935cm" svg:x2="9.707cm" svg:y2="8.714cm">
          <text:p/>
        </draw:line>
        <draw:custom-shape draw:style-name="gr9" draw:text-style-name="P6" draw:layer="layout" svg:width="1.506cm" svg:height="1.542cm" svg:x="9.026cm" svg:y="8.591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125cm" svg:y1="6.936cm" svg:x2="7.085cm" svg:y2="8.723cm">
          <text:p/>
        </draw:line>
        <draw:ellipse draw:style-name="gr2" draw:text-style-name="P2" draw:layer="layout" svg:width="1.298cm" svg:height="0.913cm" svg:x="7.593cm" svg:y="6.492cm">
          <text:p text:style-name="P1"><text:span text:style-name="T1">F</text:span></text:p>
        </draw:ellipse>
        <draw:frame draw:style-name="gr8" draw:text-style-name="P7" draw:layer="layout" svg:width="1.065cm" svg:height="0.675cm" svg:x="5.561cm" svg:y="3.07cm">
          <draw:text-box>
            <text:p><text:span text:style-name="T4">h-1</text:span></text:p>
          </draw:text-box>
        </draw:frame>
        <draw:frame draw:style-name="gr10" draw:text-style-name="P3" draw:layer="layout" svg:width="1.22cm" svg:height="0.676cm" svg:x="7.131cm" svg:y="4.429cm">
          <draw:text-box>
            <text:p><text:span text:style-name="T4">h-2</text:span></text:p>
          </draw:text-box>
        </draw:frame>
        <draw:frame draw:style-name="gr10" draw:text-style-name="P3" draw:layer="layout" svg:width="1.22cm" svg:height="0.676cm" svg:x="8.631cm" svg:y="6.029cm">
          <draw:text-box>
            <text:p><text:span text:style-name="T4">h-3</text:span></text:p>
          </draw:text-box>
        </draw:frame>
        <draw:frame draw:style-name="gr10" draw:text-style-name="P3" draw:layer="layout" svg:width="1.22cm" svg:height="0.676cm" svg:x="2.844cm" svg:y="4.716cm">
          <draw:text-box>
            <text:p><text:span text:style-name="T4">h-3</text:span></text:p>
          </draw:text-box>
        </draw:frame>
        <draw:frame draw:style-name="gr10" draw:text-style-name="P3" draw:layer="layout" svg:width="1.22cm" svg:height="0.676cm" svg:x="5.381cm" svg:y="6.576cm">
          <draw:text-box>
            <text:p><text:span text:style-name="T4">h-3</text:span></text:p>
          </draw:text-box>
        </draw:frame>
        <draw:frame draw:style-name="gr10" draw:text-style-name="P7" draw:layer="layout" svg:width="2.339cm" svg:height="0.676cm" svg:x="6.6cm" svg:y="10.143cm">
          <draw:text-box>
            <text:p><text:span text:style-name="T4">h-4</text:span></text:p>
          </draw:text-box>
        </draw:frame>
        <draw:frame draw:style-name="gr10" draw:text-style-name="P7" draw:layer="layout" svg:width="2.339cm" svg:height="0.676cm" svg:x="9.401cm" svg:y="10.143cm">
          <draw:text-box>
            <text:p><text:span text:style-name="T4">h-4</text:span></text:p>
          </draw:text-box>
        </draw:frame>
        <draw:frame draw:style-name="gr8" draw:text-style-name="P5" draw:layer="layout" svg:width="16.402cm" svg:height="1.361cm" svg:x="1.411cm" svg:y="12.402cm">
          <draw:text-box>
            <text:p><text:span text:style-name="T3">After doing it, go back to the examples above and balance. <text:s/>Let the class</text:span></text:p>
            <text:p><text:span text:style-name="T3">do the last one on their own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8" draw:text-style-name="P5" draw:layer="layout" svg:width="13.079cm" svg:height="0.806cm" svg:x="1.64cm" svg:y="1.524cm">
          <draw:text-box>
            <text:p><text:span text:style-name="T3">General Form: Add a node into C or E (or create node D).</text:span></text:p>
          </draw:text-box>
        </draw:frame>
        <draw:line draw:style-name="gr1" draw:text-style-name="P1" draw:layer="layout" svg:x1="4.627cm" svg:y1="3.233cm" svg:x2="3.075cm" svg:y2="4.613cm">
          <text:p/>
        </draw:line>
        <draw:line draw:style-name="gr1" draw:text-style-name="P1" draw:layer="layout" svg:x1="4.628cm" svg:y1="3.234cm" svg:x2="6cm" svg:y2="4.398cm">
          <text:p/>
        </draw:line>
        <draw:ellipse draw:style-name="gr17" draw:text-style-name="P2" draw:layer="layout" svg:width="1.266cm" svg:height="0.913cm" svg:x="4.035cm" svg:y="2.805cm">
          <text:p text:style-name="P1"><text:span text:style-name="T1">B</text:span></text:p>
        </draw:ellipse>
        <draw:custom-shape draw:style-name="gr9" draw:text-style-name="P6" draw:layer="layout" svg:width="1.506cm" svg:height="1.542cm" svg:x="2.32cm" svg:y="4.346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828cm" svg:y1="6.633cm" svg:x2="3.548cm" svg:y2="8.228cm">
          <text:p/>
        </draw:line>
        <draw:custom-shape draw:style-name="gr9" draw:text-style-name="P6" draw:layer="layout" svg:width="1.506cm" svg:height="1.542cm" svg:x="2.867cm" svg:y="8.005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866cm" svg:y1="6.449cm" svg:x2="6.449cm" svg:y2="8.228cm">
          <text:p/>
        </draw:line>
        <draw:custom-shape draw:style-name="gr9" draw:text-style-name="P6" draw:layer="layout" svg:width="1.506cm" svg:height="1.542cm" svg:x="5.746cm" svg:y="8.031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271cm" svg:y1="4.653cm" svg:x2="7.937cm" svg:y2="6.225cm">
          <text:p/>
        </draw:line>
        <draw:custom-shape draw:style-name="gr9" draw:text-style-name="P6" draw:layer="layout" svg:width="1.506cm" svg:height="1.542cm" svg:x="7.288cm" svg:y="6.05cm">
          <text:p text:style-name="P1"><text:span text:style-name="T2">G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181cm" svg:y1="4.614cm" svg:x2="5.141cm" svg:y2="6.401cm">
          <text:p/>
        </draw:line>
        <draw:ellipse draw:style-name="gr17" draw:text-style-name="P2" draw:layer="layout" svg:width="1.298cm" svg:height="0.913cm" svg:x="5.539cm" svg:y="4.181cm">
          <text:p text:style-name="P1"><text:span text:style-name="T1">F</text:span></text:p>
        </draw:ellipse>
        <draw:frame draw:style-name="gr18" draw:text-style-name="P7" draw:layer="layout" svg:width="1.84cm" svg:height="1.609cm" svg:x="5.204cm" svg:y="2.485cm">
          <draw:text-box>
            <text:p><text:span text:style-name="T4">h-1</text:span></text:p>
          </draw:text-box>
        </draw:frame>
        <draw:frame draw:style-name="gr10" draw:text-style-name="P3" draw:layer="layout" svg:width="1.22cm" svg:height="0.676cm" svg:x="6.451cm" svg:y="3.716cm">
          <draw:text-box>
            <text:p><text:span text:style-name="T4">h-2</text:span></text:p>
          </draw:text-box>
        </draw:frame>
        <draw:frame draw:style-name="gr10" draw:text-style-name="P3" draw:layer="layout" svg:width="1.22cm" svg:height="0.676cm" svg:x="5.455cm" svg:y="5.764cm">
          <draw:text-box>
            <text:p><text:span text:style-name="T4">h-3</text:span></text:p>
          </draw:text-box>
        </draw:frame>
        <draw:frame draw:style-name="gr10" draw:text-style-name="P3" draw:layer="layout" svg:width="1.22cm" svg:height="0.676cm" svg:x="2.287cm" svg:y="3.731cm">
          <draw:text-box>
            <text:p><text:span text:style-name="T4">h-3</text:span></text:p>
          </draw:text-box>
        </draw:frame>
        <draw:frame draw:style-name="gr10" draw:text-style-name="P3" draw:layer="layout" svg:width="1.22cm" svg:height="0.676cm" svg:x="8.125cm" svg:y="5.806cm">
          <draw:text-box>
            <text:p><text:span text:style-name="T4">h-3</text:span></text:p>
          </draw:text-box>
        </draw:frame>
        <draw:frame draw:style-name="gr10" draw:text-style-name="P8" draw:layer="layout" svg:width="2.339cm" svg:height="0.676cm" svg:x="5.943cm" svg:y="9.515cm">
          <draw:text-box>
            <text:p><text:span text:style-name="T5">h-4</text:span></text:p>
          </draw:text-box>
        </draw:frame>
        <draw:frame draw:style-name="gr10" draw:text-style-name="P8" draw:layer="layout" svg:width="2.339cm" svg:height="0.676cm" svg:x="3.032cm" svg:y="9.515cm">
          <draw:text-box>
            <text:p><text:span text:style-name="T5">h-4</text:span></text:p>
          </draw:text-box>
        </draw:frame>
        <draw:ellipse draw:style-name="gr17" draw:text-style-name="P2" draw:layer="layout" svg:width="1.298cm" svg:height="0.913cm" svg:x="4.335cm" svg:y="6.006cm">
          <text:p text:style-name="P1"><text:span text:style-name="T1">D</text:span></text:p>
        </draw:ellipse>
        <draw:frame draw:style-name="gr8" draw:text-style-name="P5" draw:layer="layout" svg:width="3.961cm" svg:height="0.806cm" svg:x="11.938cm" svg:y="4.318cm">
          <draw:text-box>
            <text:p><text:span text:style-name="T3">Show how to fi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8" draw:text-style-name="P5" draw:layer="layout" svg:width="2.754cm" svg:height="0.806cm" svg:x="1.64cm" svg:y="1.524cm">
          <draw:text-box>
            <text:p><text:span text:style-name="T3">Insert Boo</text:span></text:p>
          </draw:text-box>
        </draw:frame>
        <draw:line draw:style-name="gr1" draw:text-style-name="P1" draw:layer="layout" svg:x1="9.697cm" svg:y1="4.608cm" svg:x2="6.732cm" svg:y2="3.718cm">
          <text:p/>
        </draw:line>
        <draw:line draw:style-name="gr1" draw:text-style-name="P1" draw:layer="layout" svg:x1="5.289cm" svg:y1="4.841cm" svg:x2="6.874cm" svg:y2="6.07cm">
          <text:p/>
        </draw:line>
        <draw:line draw:style-name="gr1" draw:text-style-name="P1" draw:layer="layout" svg:x1="9.639cm" svg:y1="4.579cm" svg:x2="8.604cm" svg:y2="6.018cm">
          <text:p/>
        </draw:line>
        <draw:ellipse draw:style-name="gr2" draw:text-style-name="P2" draw:layer="layout" svg:width="1.266cm" svg:height="0.913cm" svg:x="7.974cm" svg:y="5.66cm">
          <text:p text:style-name="P1"><text:span text:style-name="T1">Fred</text:span></text:p>
        </draw:ellipse>
        <draw:line draw:style-name="gr1" draw:text-style-name="P1" draw:layer="layout" svg:x1="6.864cm" svg:y1="6.274cm" svg:x2="5.374cm" svg:y2="7.57cm">
          <text:p/>
        </draw:line>
        <draw:ellipse draw:style-name="gr2" draw:text-style-name="P2" draw:layer="layout" svg:width="1.583cm" svg:height="0.913cm" svg:x="4.574cm" svg:y="7.165cm">
          <text:p text:style-name="P1"><text:span text:style-name="T1">Calista</text:span></text:p>
        </draw:ellipse>
        <draw:line draw:style-name="gr1" draw:text-style-name="P1" draw:layer="layout" svg:x1="6.803cm" svg:y1="3.621cm" svg:x2="5.313cm" svg:y2="4.917cm">
          <text:p/>
        </draw:line>
        <draw:ellipse draw:style-name="gr2" draw:text-style-name="P2" draw:layer="layout" svg:width="1.494cm" svg:height="0.913cm" svg:x="5.96cm" svg:y="3.274cm">
          <text:p text:style-name="P1"><text:span text:style-name="T1">Eunice</text:span></text:p>
        </draw:ellipse>
        <draw:line draw:style-name="gr1" draw:text-style-name="P1" draw:layer="layout" svg:x1="4.045cm" svg:y1="6.15cm" svg:x2="5.313cm" svg:y2="4.917cm">
          <text:p/>
        </draw:line>
        <draw:ellipse draw:style-name="gr2" draw:text-style-name="P2" draw:layer="layout" svg:width="1.583cm" svg:height="0.913cm" svg:x="4.513cm" svg:y="4.512cm">
          <text:p text:style-name="P1"><text:span text:style-name="T1">Binky</text:span></text:p>
        </draw:ellipse>
        <draw:frame draw:style-name="gr8" draw:text-style-name="P3" draw:layer="layout" svg:width="0.714cm" svg:height="0.675cm" svg:x="7.307cm" svg:y="3.085cm">
          <draw:text-box>
            <text:p><text:span text:style-name="T2">4</text:span></text:p>
          </draw:text-box>
        </draw:frame>
        <draw:frame draw:style-name="gr8" draw:text-style-name="P3" draw:layer="layout" svg:width="0.714cm" svg:height="0.675cm" svg:x="7.903cm" svg:y="5.168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9.642cm" svg:y="3.724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5.976cm" svg:y="6.974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2.97cm" svg:y="5.088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6.351cm" svg:y="5.108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4.596cm" svg:y="3.936cm">
          <draw:text-box>
            <text:p><text:span text:style-name="T2">3</text:span></text:p>
          </draw:text-box>
        </draw:frame>
        <draw:line draw:style-name="gr1" draw:text-style-name="P1" draw:layer="layout" svg:x1="2.624cm" svg:y1="7.34cm" svg:x2="3.892cm" svg:y2="6.107cm">
          <text:p/>
        </draw:line>
        <draw:ellipse draw:style-name="gr2" draw:text-style-name="P2" draw:layer="layout" svg:width="1.859cm" svg:height="1.072cm" svg:x="2.975cm" svg:y="5.607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476cm" svg:y="7.107cm">
          <text:p text:style-name="P1"><text:span text:style-name="T1">Ahmad</text:span></text:p>
        </draw:ellipse>
        <draw:frame draw:style-name="gr8" draw:text-style-name="P3" draw:layer="layout" svg:width="0.714cm" svg:height="0.675cm" svg:x="1.409cm" svg:y="6.534cm">
          <draw:text-box>
            <text:p><text:span text:style-name="T2">1</text:span></text:p>
          </draw:text-box>
        </draw:frame>
        <draw:line draw:style-name="gr1" draw:text-style-name="P1" draw:layer="layout" svg:x1="9.789cm" svg:y1="4.766cm" svg:x2="10.888cm" svg:y2="5.966cm">
          <text:p/>
        </draw:line>
        <draw:ellipse draw:style-name="gr2" draw:text-style-name="P2" draw:layer="layout" svg:width="1.609cm" svg:height="0.878cm" svg:x="9.949cm" svg:y="5.737cm">
          <text:p text:style-name="P1"><text:span text:style-name="T1">Waluigi</text:span></text:p>
        </draw:ellipse>
        <draw:frame draw:style-name="gr15" draw:text-style-name="P3" draw:layer="layout" svg:width="0.726cm" svg:height="0.675cm" svg:x="10.832cm" svg:y="5.25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9.02cm" svg:y="4.249cm">
          <text:p text:style-name="P1"><text:span text:style-name="T1">Luther</text:span></text:p>
        </draw:ellipse>
        <draw:line draw:style-name="gr1" draw:text-style-name="P1" draw:layer="layout" svg:x1="6.877cm" svg:y1="5.931cm" svg:x2="8.374cm" svg:y2="7.57cm">
          <text:p/>
        </draw:line>
        <draw:ellipse draw:style-name="gr2" draw:text-style-name="P2" draw:layer="layout" svg:width="1.892cm" svg:height="0.913cm" svg:x="7.574cm" svg:y="7.165cm">
          <text:p text:style-name="P1"><text:span text:style-name="T1">Dontonio</text:span></text:p>
        </draw:ellipse>
        <draw:frame draw:style-name="gr8" draw:text-style-name="P3" draw:layer="layout" svg:width="0.714cm" svg:height="0.675cm" svg:x="9.176cm" svg:y="6.974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6.074cm" svg:y="5.665cm">
          <text:p text:style-name="P1"><text:span text:style-name="T1">Daisy</text:span></text:p>
        </draw:ellips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8" draw:text-style-name="P5" draw:layer="layout" svg:width="2.78cm" svg:height="0.806cm" svg:x="1.64cm" svg:y="1.524cm">
          <draw:text-box>
            <text:p><text:span text:style-name="T3">Insert Dan</text:span></text:p>
          </draw:text-box>
        </draw:frame>
        <draw:line draw:style-name="gr1" draw:text-style-name="P1" draw:layer="layout" svg:x1="6.803cm" svg:y1="3.621cm" svg:x2="5.313cm" svg:y2="4.917cm">
          <text:p/>
        </draw:line>
        <draw:ellipse draw:style-name="gr2" draw:text-style-name="P2" draw:layer="layout" svg:width="1.494cm" svg:height="0.913cm" svg:x="5.96cm" svg:y="3.274cm">
          <text:p text:style-name="P1"><text:span text:style-name="T1">Eunice</text:span></text:p>
        </draw:ellipse>
        <draw:ellipse draw:style-name="gr2" draw:text-style-name="P2" draw:layer="layout" svg:width="1.583cm" svg:height="0.913cm" svg:x="4.513cm" svg:y="4.512cm">
          <text:p text:style-name="P1"><text:span text:style-name="T1">Binky</text:span></text:p>
        </draw:ellipse>
        <draw:frame draw:style-name="gr8" draw:text-style-name="P3" draw:layer="layout" svg:width="0.714cm" svg:height="0.675cm" svg:x="7.307cm" svg:y="3.085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4.596cm" svg:y="3.936cm">
          <draw:text-box>
            <text:p><text:span text:style-name="T2">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8" draw:text-style-name="P5" draw:layer="layout" svg:width="8.109cm" svg:height="0.806cm" svg:x="1.64cm" svg:y="1.524cm">
          <draw:text-box>
            <text:p><text:span text:style-name="T3">Insert George (Have them do this).</text:span></text:p>
          </draw:text-box>
        </draw:frame>
        <draw:line draw:style-name="gr1" draw:text-style-name="P1" draw:layer="layout" svg:x1="10.713cm" svg:y1="4.821cm" svg:x2="9.187cm" svg:y2="6.487cm">
          <text:p/>
        </draw:line>
        <draw:line draw:style-name="gr1" draw:text-style-name="P1" draw:layer="layout" svg:x1="7.197cm" svg:y1="6.611cm" svg:x2="5.707cm" svg:y2="7.907cm">
          <text:p/>
        </draw:line>
        <draw:ellipse draw:style-name="gr2" draw:text-style-name="P2" draw:layer="layout" svg:width="1.583cm" svg:height="0.913cm" svg:x="4.907cm" svg:y="7.502cm">
          <text:p text:style-name="P1"><text:span text:style-name="T1">Boo</text:span></text:p>
        </draw:ellipse>
        <draw:line draw:style-name="gr1" draw:text-style-name="P1" draw:layer="layout" svg:x1="12.617cm" svg:y1="5.957cm" svg:x2="10.071cm" svg:y2="4.68cm">
          <text:p/>
        </draw:line>
        <draw:line draw:style-name="gr1" draw:text-style-name="P1" draw:layer="layout" svg:x1="7.833cm" svg:y1="3.544cm" svg:x2="10.633cm" svg:y2="4.761cm">
          <text:p/>
        </draw:line>
        <draw:line draw:style-name="gr1" draw:text-style-name="P1" draw:layer="layout" svg:x1="12.805cm" svg:y1="5.912cm" svg:x2="11.77cm" svg:y2="7.351cm">
          <text:p/>
        </draw:line>
        <draw:ellipse draw:style-name="gr2" draw:text-style-name="P2" draw:layer="layout" svg:width="1.266cm" svg:height="0.913cm" svg:x="10.894cm" svg:y="7.009cm">
          <text:p text:style-name="P1"><text:span text:style-name="T1">Fred</text:span></text:p>
        </draw:ellipse>
        <draw:line draw:style-name="gr1" draw:text-style-name="P1" draw:layer="layout" svg:x1="6.095cm" svg:y1="5.107cm" svg:x2="7.194cm" svg:y2="6.519cm">
          <text:p/>
        </draw:line>
        <draw:ellipse draw:style-name="gr2" draw:text-style-name="P2" draw:layer="layout" svg:width="1.583cm" svg:height="0.913cm" svg:x="6.394cm" svg:y="6.114cm">
          <text:p text:style-name="P1"><text:span text:style-name="T1">Calista</text:span></text:p>
        </draw:ellipse>
        <draw:line draw:style-name="gr1" draw:text-style-name="P1" draw:layer="layout" svg:x1="7.438cm" svg:y1="3.75cm" svg:x2="5.948cm" svg:y2="5.046cm">
          <text:p/>
        </draw:line>
        <draw:line draw:style-name="gr1" draw:text-style-name="P1" draw:layer="layout" svg:x1="4.365cm" svg:y1="6.299cm" svg:x2="5.633cm" svg:y2="5.066cm">
          <text:p/>
        </draw:line>
        <draw:ellipse draw:style-name="gr2" draw:text-style-name="P2" draw:layer="layout" svg:width="1.583cm" svg:height="0.913cm" svg:x="4.833cm" svg:y="4.661cm">
          <text:p text:style-name="P1"><text:span text:style-name="T1">Binky</text:span></text:p>
        </draw:ellipse>
        <draw:frame draw:style-name="gr8" draw:text-style-name="P3" draw:layer="layout" svg:width="0.714cm" svg:height="0.675cm" svg:x="10.227cm" svg:y="3.734cm">
          <draw:text-box>
            <text:p><text:span text:style-name="T2">3</text:span></text:p>
          </draw:text-box>
        </draw:frame>
        <draw:frame draw:style-name="gr8" draw:text-style-name="P3" draw:layer="layout" svg:width="0.714cm" svg:height="0.675cm" svg:x="10.823cm" svg:y="6.517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12.562cm" svg:y="5.073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7.196cm" svg:y="5.623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3.29cm" svg:y="5.237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8.871cm" svg:y="5.378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4.916cm" svg:y="4.085cm">
          <draw:text-box>
            <text:p><text:span text:style-name="T2">3</text:span></text:p>
          </draw:text-box>
        </draw:frame>
        <draw:line draw:style-name="gr1" draw:text-style-name="P1" draw:layer="layout" svg:x1="2.944cm" svg:y1="7.489cm" svg:x2="4.212cm" svg:y2="6.256cm">
          <text:p/>
        </draw:line>
        <draw:ellipse draw:style-name="gr2" draw:text-style-name="P2" draw:layer="layout" svg:width="1.859cm" svg:height="1.072cm" svg:x="3.295cm" svg:y="5.756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1.796cm" svg:y="7.256cm">
          <text:p text:style-name="P1"><text:span text:style-name="T1">Ahmad</text:span></text:p>
        </draw:ellipse>
        <draw:frame draw:style-name="gr8" draw:text-style-name="P3" draw:layer="layout" svg:width="0.714cm" svg:height="0.675cm" svg:x="1.729cm" svg:y="6.683cm">
          <draw:text-box>
            <text:p><text:span text:style-name="T2">1</text:span></text:p>
          </draw:text-box>
        </draw:frame>
        <draw:line draw:style-name="gr1" draw:text-style-name="P1" draw:layer="layout" svg:x1="12.709cm" svg:y1="6.115cm" svg:x2="13.808cm" svg:y2="7.315cm">
          <text:p/>
        </draw:line>
        <draw:ellipse draw:style-name="gr2" draw:text-style-name="P2" draw:layer="layout" svg:width="1.609cm" svg:height="0.878cm" svg:x="12.869cm" svg:y="7.086cm">
          <text:p text:style-name="P1"><text:span text:style-name="T1">Waluigi</text:span></text:p>
        </draw:ellipse>
        <draw:frame draw:style-name="gr15" draw:text-style-name="P3" draw:layer="layout" svg:width="0.726cm" svg:height="0.675cm" svg:x="13.752cm" svg:y="6.599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1.94cm" svg:y="5.598cm">
          <text:p text:style-name="P1"><text:span text:style-name="T1">Luther</text:span></text:p>
        </draw:ellipse>
        <draw:ellipse draw:style-name="gr2" draw:text-style-name="P2" draw:layer="layout" svg:width="1.892cm" svg:height="0.913cm" svg:x="8.294cm" svg:y="6.014cm">
          <text:p text:style-name="P1"><text:span text:style-name="T1">Dontonio</text:span></text:p>
        </draw:ellipse>
        <draw:ellipse draw:style-name="gr2" draw:text-style-name="P2" draw:layer="layout" svg:width="1.583cm" svg:height="0.913cm" svg:x="6.991cm" svg:y="3.324cm">
          <text:p text:style-name="P1"><text:span text:style-name="T1">Daisy</text:span></text:p>
        </draw:ellipse>
        <draw:frame draw:style-name="gr8" draw:text-style-name="P3" draw:layer="layout" svg:width="0.714cm" svg:height="0.675cm" svg:x="6.411cm" svg:y="7.289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9.882cm" svg:y="4.349cm">
          <text:p text:style-name="P1"><text:span text:style-name="T1">Eunice</text:span></text:p>
        </draw:ellipse>
        <draw:frame draw:style-name="gr8" draw:text-style-name="P3" draw:layer="layout" svg:width="0.714cm" svg:height="0.675cm" svg:x="8.299cm" svg:y="2.932cm">
          <draw:text-box>
            <text:p><text:span text:style-name="T2">4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8" draw:text-style-name="P5" draw:layer="layout" svg:width="12.559cm" svg:height="0.806cm" svg:x="1.64cm" svg:y="1.524cm">
          <draw:text-box>
            <text:p><text:span text:style-name="T3">The Imbalance Identification Diagram – Identify and fix.</text:span></text:p>
          </draw:text-box>
        </draw:frame>
        <draw:line draw:style-name="gr1" draw:text-style-name="P1" draw:layer="layout" svg:x1="6.641cm" svg:y1="3.787cm" svg:x2="5.089cm" svg:y2="5.167cm">
          <text:p/>
        </draw:line>
        <draw:line draw:style-name="gr1" draw:text-style-name="P1" draw:layer="layout" svg:x1="6.642cm" svg:y1="3.788cm" svg:x2="8.014cm" svg:y2="4.952cm">
          <text:p/>
        </draw:line>
        <draw:ellipse draw:style-name="gr2" draw:text-style-name="P2" draw:layer="layout" svg:width="1.266cm" svg:height="0.913cm" svg:x="6.049cm" svg:y="3.359cm">
          <text:p text:style-name="P1"><text:span text:style-name="T1">B</text:span></text:p>
        </draw:ellipse>
        <draw:custom-shape draw:style-name="gr9" draw:text-style-name="P6" draw:layer="layout" svg:width="1.506cm" svg:height="1.542cm" svg:x="4.334cm" svg:y="4.9cm">
          <text:p text:style-name="P1"><text:span text:style-name="T2">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993cm" svg:y1="5.317cm" svg:x2="6.713cm" svg:y2="6.912cm">
          <text:p/>
        </draw:line>
        <draw:custom-shape draw:style-name="gr9" draw:text-style-name="P6" draw:layer="layout" svg:width="1.506cm" svg:height="1.542cm" svg:x="6.032cm" svg:y="6.689cm">
          <text:p text:style-name="P1"><text:span text:style-name="T2">C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1.506cm" svg:height="1.542cm" svg:x="9.13cm" svg:y="6.693cm">
          <text:p text:style-name="P1"><text:span text:style-name="T2">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195cm" svg:y1="5.168cm" svg:x2="9.893cm" svg:y2="6.753cm">
          <text:p/>
        </draw:line>
        <draw:frame draw:style-name="gr8" draw:text-style-name="P7" draw:layer="layout" svg:width="0.714cm" svg:height="0.675cm" svg:x="7.218cm" svg:y="3.039cm">
          <draw:text-box>
            <text:p><text:span text:style-name="T4">h</text:span></text:p>
          </draw:text-box>
        </draw:frame>
        <draw:frame draw:style-name="gr10" draw:text-style-name="P3" draw:layer="layout" svg:width="1.22cm" svg:height="0.676cm" svg:x="8.62cm" svg:y="4.448cm">
          <draw:text-box>
            <text:p><text:span text:style-name="T4">h-1</text:span></text:p>
          </draw:text-box>
        </draw:frame>
        <draw:frame draw:style-name="gr10" draw:text-style-name="P3" draw:layer="layout" svg:width="1.22cm" svg:height="0.676cm" svg:x="4.301cm" svg:y="4.285cm">
          <draw:text-box>
            <text:p><text:span text:style-name="T4">h-3</text:span></text:p>
          </draw:text-box>
        </draw:frame>
        <draw:frame draw:style-name="gr10" draw:text-style-name="P3" draw:layer="layout" svg:width="2.339cm" svg:height="0.676cm" svg:x="8.837cm" svg:y="8.214cm">
          <draw:text-box>
            <text:p><text:span text:style-name="T4">h-2 </text:span><text:span text:style-name="T1">or</text:span><text:span text:style-name="T4"> h-3</text:span></text:p>
          </draw:text-box>
        </draw:frame>
        <draw:frame draw:style-name="gr10" draw:text-style-name="P3" draw:layer="layout" svg:width="2.339cm" svg:height="0.676cm" svg:x="5.697cm" svg:y="8.199cm">
          <draw:text-box>
            <text:p><text:span text:style-name="T4">h-2 </text:span><text:span text:style-name="T1">or</text:span><text:span text:style-name="T4"> h-3</text:span></text:p>
          </draw:text-box>
        </draw:frame>
        <draw:ellipse draw:style-name="gr2" draw:text-style-name="P2" draw:layer="layout" svg:width="1.298cm" svg:height="0.913cm" svg:x="7.5cm" svg:y="4.69cm">
          <text:p text:style-name="P1"><text:span text:style-name="T1">D</text:span></text:p>
        </draw:ellips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8" draw:text-style-name="P5" draw:layer="layout" svg:width="3.575cm" svg:height="0.806cm" svg:x="1.64cm" svg:y="1.524cm">
          <draw:text-box>
            <text:p><text:span text:style-name="T3">Delete Calista</text:span></text:p>
          </draw:text-box>
        </draw:frame>
        <draw:line draw:style-name="gr1" draw:text-style-name="P1" draw:layer="layout" svg:x1="5.79cm" svg:y1="5.795cm" svg:x2="7.058cm" svg:y2="4.562cm">
          <text:p/>
        </draw:line>
        <draw:frame draw:style-name="gr8" draw:text-style-name="P3" draw:layer="layout" svg:width="0.714cm" svg:height="0.675cm" svg:x="8.239cm" svg:y="4.98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4.715cm" svg:y="4.653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6.341cm" svg:y="3.581cm">
          <draw:text-box>
            <text:p><text:span text:style-name="T2">3</text:span></text:p>
          </draw:text-box>
        </draw:frame>
        <draw:line draw:style-name="gr1" draw:text-style-name="P1" draw:layer="layout" svg:x1="4.369cm" svg:y1="6.985cm" svg:x2="5.637cm" svg:y2="5.752cm">
          <text:p/>
        </draw:line>
        <draw:ellipse draw:style-name="gr2" draw:text-style-name="P2" draw:layer="layout" svg:width="1.859cm" svg:height="1.072cm" svg:x="4.72cm" svg:y="5.252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3.221cm" svg:y="6.652cm">
          <text:p text:style-name="P1"><text:span text:style-name="T1">Ahmad</text:span></text:p>
        </draw:ellipse>
        <draw:frame draw:style-name="gr8" draw:text-style-name="P3" draw:layer="layout" svg:width="0.714cm" svg:height="0.675cm" svg:x="3.154cm" svg:y="6.179cm">
          <draw:text-box>
            <text:p><text:span text:style-name="T2">1</text:span></text:p>
          </draw:text-box>
        </draw:frame>
        <draw:line draw:style-name="gr1" draw:text-style-name="P1" draw:layer="layout" svg:x1="7.155cm" svg:y1="4.541cm" svg:x2="8.652cm" svg:y2="6.18cm">
          <text:p/>
        </draw:line>
        <draw:ellipse draw:style-name="gr2" draw:text-style-name="P2" draw:layer="layout" svg:width="1.583cm" svg:height="0.913cm" svg:x="7.815cm" svg:y="5.616cm">
          <text:p text:style-name="P1"><text:span text:style-name="T1">Calista</text:span></text:p>
        </draw:ellipse>
        <draw:ellipse draw:style-name="gr2" draw:text-style-name="P2" draw:layer="layout" svg:width="1.583cm" svg:height="0.913cm" svg:x="6.258cm" svg:y="4.157cm">
          <text:p text:style-name="P1"><text:span text:style-name="T1">Binky</text:span></text:p>
        </draw:ellips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8" draw:text-style-name="P5" draw:layer="layout" svg:width="3.58cm" svg:height="0.806cm" svg:x="1.64cm" svg:y="1.524cm">
          <draw:text-box>
            <text:p><text:span text:style-name="T3">Delete Eunice</text:span></text:p>
          </draw:text-box>
        </draw:frame>
        <draw:line draw:style-name="gr1" draw:text-style-name="P1" draw:layer="layout" svg:x1="11.16cm" svg:y1="4.788cm" svg:x2="9.634cm" svg:y2="6.454cm">
          <text:p/>
        </draw:line>
        <draw:line draw:style-name="gr1" draw:text-style-name="P1" draw:layer="layout" svg:x1="7.644cm" svg:y1="6.578cm" svg:x2="6.154cm" svg:y2="7.874cm">
          <text:p/>
        </draw:line>
        <draw:ellipse draw:style-name="gr2" draw:text-style-name="P2" draw:layer="layout" svg:width="1.583cm" svg:height="0.913cm" svg:x="5.354cm" svg:y="7.469cm">
          <text:p text:style-name="P1"><text:span text:style-name="T1">Boo</text:span></text:p>
        </draw:ellipse>
        <draw:line draw:style-name="gr1" draw:text-style-name="P1" draw:layer="layout" svg:x1="13.064cm" svg:y1="5.924cm" svg:x2="10.518cm" svg:y2="4.647cm">
          <text:p/>
        </draw:line>
        <draw:line draw:style-name="gr1" draw:text-style-name="P1" draw:layer="layout" svg:x1="8.28cm" svg:y1="3.511cm" svg:x2="11.08cm" svg:y2="4.728cm">
          <text:p/>
        </draw:line>
        <draw:line draw:style-name="gr1" draw:text-style-name="P1" draw:layer="layout" svg:x1="13.252cm" svg:y1="5.879cm" svg:x2="12.217cm" svg:y2="7.318cm">
          <text:p/>
        </draw:line>
        <draw:ellipse draw:style-name="gr2" draw:text-style-name="P2" draw:layer="layout" svg:width="1.266cm" svg:height="0.913cm" svg:x="11.341cm" svg:y="6.976cm">
          <text:p text:style-name="P1"><text:span text:style-name="T1">Fred</text:span></text:p>
        </draw:ellipse>
        <draw:line draw:style-name="gr1" draw:text-style-name="P1" draw:layer="layout" svg:x1="6.542cm" svg:y1="5.074cm" svg:x2="7.641cm" svg:y2="6.486cm">
          <text:p/>
        </draw:line>
        <draw:ellipse draw:style-name="gr2" draw:text-style-name="P2" draw:layer="layout" svg:width="1.583cm" svg:height="0.913cm" svg:x="6.841cm" svg:y="6.081cm">
          <text:p text:style-name="P1"><text:span text:style-name="T1">Calista</text:span></text:p>
        </draw:ellipse>
        <draw:line draw:style-name="gr1" draw:text-style-name="P1" draw:layer="layout" svg:x1="7.885cm" svg:y1="3.717cm" svg:x2="6.395cm" svg:y2="5.013cm">
          <text:p/>
        </draw:line>
        <draw:line draw:style-name="gr1" draw:text-style-name="P1" draw:layer="layout" svg:x1="4.812cm" svg:y1="6.266cm" svg:x2="6.08cm" svg:y2="5.033cm">
          <text:p/>
        </draw:line>
        <draw:ellipse draw:style-name="gr2" draw:text-style-name="P2" draw:layer="layout" svg:width="1.583cm" svg:height="0.913cm" svg:x="5.28cm" svg:y="4.628cm">
          <text:p text:style-name="P1"><text:span text:style-name="T1">Binky</text:span></text:p>
        </draw:ellipse>
        <draw:frame draw:style-name="gr8" draw:text-style-name="P3" draw:layer="layout" svg:width="0.714cm" svg:height="0.675cm" svg:x="10.674cm" svg:y="3.701cm">
          <draw:text-box>
            <text:p><text:span text:style-name="T2">3</text:span></text:p>
          </draw:text-box>
        </draw:frame>
        <draw:frame draw:style-name="gr8" draw:text-style-name="P3" draw:layer="layout" svg:width="0.714cm" svg:height="0.675cm" svg:x="11.27cm" svg:y="6.484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13.009cm" svg:y="5.04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7.643cm" svg:y="5.59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3.737cm" svg:y="5.204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9.318cm" svg:y="5.345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5.363cm" svg:y="4.052cm">
          <draw:text-box>
            <text:p><text:span text:style-name="T2">3</text:span></text:p>
          </draw:text-box>
        </draw:frame>
        <draw:line draw:style-name="gr1" draw:text-style-name="P1" draw:layer="layout" svg:x1="3.391cm" svg:y1="7.456cm" svg:x2="4.659cm" svg:y2="6.223cm">
          <text:p/>
        </draw:line>
        <draw:ellipse draw:style-name="gr2" draw:text-style-name="P2" draw:layer="layout" svg:width="1.859cm" svg:height="1.072cm" svg:x="3.742cm" svg:y="5.723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243cm" svg:y="7.223cm">
          <text:p text:style-name="P1"><text:span text:style-name="T1">Ahmad</text:span></text:p>
        </draw:ellipse>
        <draw:frame draw:style-name="gr8" draw:text-style-name="P3" draw:layer="layout" svg:width="0.714cm" svg:height="0.675cm" svg:x="2.176cm" svg:y="6.65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2.387cm" svg:y="5.565cm">
          <text:p text:style-name="P1"><text:span text:style-name="T1">Luther</text:span></text:p>
        </draw:ellipse>
        <draw:ellipse draw:style-name="gr2" draw:text-style-name="P2" draw:layer="layout" svg:width="1.892cm" svg:height="0.913cm" svg:x="8.741cm" svg:y="5.981cm">
          <text:p text:style-name="P1"><text:span text:style-name="T1">Dontonio</text:span></text:p>
        </draw:ellipse>
        <draw:ellipse draw:style-name="gr2" draw:text-style-name="P2" draw:layer="layout" svg:width="1.583cm" svg:height="0.913cm" svg:x="7.438cm" svg:y="3.291cm">
          <text:p text:style-name="P1"><text:span text:style-name="T1">Daisy</text:span></text:p>
        </draw:ellipse>
        <draw:frame draw:style-name="gr8" draw:text-style-name="P3" draw:layer="layout" svg:width="0.714cm" svg:height="0.675cm" svg:x="6.858cm" svg:y="7.256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10.329cm" svg:y="4.316cm">
          <text:p text:style-name="P1"><text:span text:style-name="T1">Eunice</text:span></text:p>
        </draw:ellipse>
        <draw:frame draw:style-name="gr8" draw:text-style-name="P3" draw:layer="layout" svg:width="0.714cm" svg:height="0.675cm" svg:x="8.746cm" svg:y="2.899cm">
          <draw:text-box>
            <text:p><text:span text:style-name="T2">4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8" draw:text-style-name="P5" draw:layer="layout" svg:width="3.796cm" svg:height="1.361cm" svg:x="1.64cm" svg:y="1.524cm">
          <draw:text-box>
            <text:p><text:span text:style-name="T3">Delete Daisy</text:span></text:p>
            <text:p><text:span text:style-name="T3">Have them Do.</text:span></text:p>
          </draw:text-box>
        </draw:frame>
        <draw:line draw:style-name="gr1" draw:text-style-name="P1" draw:layer="layout" svg:x1="14.524cm" svg:y1="4.27cm" svg:x2="8.516cm" svg:y2="2.509cm">
          <text:p/>
        </draw:line>
        <draw:line draw:style-name="gr1" draw:text-style-name="P1" draw:layer="layout" svg:x1="2.254cm" svg:y1="7.73cm" svg:x2="3.522cm" svg:y2="6.497cm">
          <text:p/>
        </draw:line>
        <draw:line draw:style-name="gr1" draw:text-style-name="P1" draw:layer="layout" svg:x1="5.956cm" svg:y1="6.105cm" svg:x2="4.903cm" svg:y2="4.972cm">
          <text:p/>
        </draw:line>
        <draw:line draw:style-name="gr1" draw:text-style-name="P1" draw:layer="layout" svg:x1="8.314cm" svg:y1="2.485cm" svg:x2="6.575cm" svg:y2="3.684cm">
          <text:p/>
        </draw:line>
        <draw:line draw:style-name="gr1" draw:text-style-name="P1" draw:layer="layout" svg:x1="5.056cm" svg:y1="5.014cm" svg:x2="6.324cm" svg:y2="3.781cm">
          <text:p/>
        </draw:line>
        <draw:frame draw:style-name="gr8" draw:text-style-name="P3" draw:layer="layout" svg:width="0.714cm" svg:height="0.675cm" svg:x="9.058cm" svg:y="4.113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2.888cm" svg:y="5.361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5.547cm" svg:y="2.736cm">
          <draw:text-box>
            <text:p><text:span text:style-name="T2">4</text:span></text:p>
          </draw:text-box>
        </draw:frame>
        <draw:frame draw:style-name="gr8" draw:text-style-name="P3" draw:layer="layout" svg:width="0.714cm" svg:height="0.675cm" svg:x="4.399cm" svg:y="3.836cm">
          <draw:text-box>
            <text:p><text:span text:style-name="T2">3</text:span></text:p>
          </draw:text-box>
        </draw:frame>
        <draw:line draw:style-name="gr1" draw:text-style-name="P1" draw:layer="layout" svg:x1="3.635cm" svg:y1="6.204cm" svg:x2="4.903cm" svg:y2="4.971cm">
          <text:p/>
        </draw:line>
        <draw:ellipse draw:style-name="gr2" draw:text-style-name="P2" draw:layer="layout" svg:width="1.859cm" svg:height="1.072cm" svg:x="3.986cm" svg:y="4.471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5.871cm">
          <text:p text:style-name="P1"><text:span text:style-name="T1">Ahmad</text:span></text:p>
        </draw:ellipse>
        <draw:frame draw:style-name="gr8" draw:text-style-name="P3" draw:layer="layout" svg:width="0.714cm" svg:height="0.675cm" svg:x="1.758cm" svg:y="6.865cm">
          <draw:text-box>
            <text:p><text:span text:style-name="T2">1</text:span></text:p>
          </draw:text-box>
        </draw:frame>
        <draw:line draw:style-name="gr1" draw:text-style-name="P1" draw:layer="layout" svg:x1="6.421cm" svg:y1="3.76cm" svg:x2="9.408cm" svg:y2="5.098cm">
          <text:p/>
        </draw:line>
        <draw:ellipse draw:style-name="gr2" draw:text-style-name="P2" draw:layer="layout" svg:width="1.583cm" svg:height="0.913cm" svg:x="7.671cm" svg:y="2.055cm">
          <text:p text:style-name="P1"><text:span text:style-name="T1">Daisy</text:span></text:p>
        </draw:ellipse>
        <draw:line draw:style-name="gr1" draw:text-style-name="P1" draw:layer="layout" svg:x1="9.424cm" svg:y1="5.358cm" svg:x2="7.934cm" svg:y2="6.654cm">
          <text:p/>
        </draw:line>
        <draw:ellipse draw:style-name="gr2" draw:text-style-name="P2" draw:layer="layout" svg:width="1.583cm" svg:height="0.913cm" svg:x="7.134cm" svg:y="6.249cm">
          <text:p text:style-name="P1"><text:span text:style-name="T1">Boo</text:span></text:p>
        </draw:ellipse>
        <draw:frame draw:style-name="gr8" draw:text-style-name="P3" draw:layer="layout" svg:width="0.714cm" svg:height="0.675cm" svg:x="7.789cm" svg:y="5.655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634cm" svg:y="4.749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3.376cm">
          <text:p text:style-name="P1"><text:span text:style-name="T1">Binky</text:span></text:p>
        </draw:ellipse>
        <draw:frame draw:style-name="gr8" draw:text-style-name="P3" draw:layer="layout" svg:width="0.714cm" svg:height="0.675cm" svg:x="6.293cm" svg:y="5.598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5.121cm" svg:y="6.019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7.626cm">
          <text:p text:style-name="P1"><text:span text:style-name="T1">Abdul</text:span></text:p>
        </draw:ellipse>
        <draw:frame draw:style-name="gr8" draw:text-style-name="P3" draw:layer="layout" svg:width="0.714cm" svg:height="1.099cm" svg:x="7.877cm" svg:y="1.356cm">
          <draw:text-box>
            <text:p><text:span text:style-name="T2">5</text:span></text:p>
            <text:p><text:span text:style-name="T2"/></text:p>
          </draw:text-box>
        </draw:frame>
        <draw:line draw:style-name="gr1" draw:text-style-name="P1" draw:layer="layout" svg:x1="11.722cm" svg:y1="6.986cm" svg:x2="12.99cm" svg:y2="5.753cm">
          <text:p/>
        </draw:line>
        <draw:line draw:style-name="gr1" draw:text-style-name="P1" draw:layer="layout" svg:x1="15.424cm" svg:y1="5.361cm" svg:x2="14.371cm" svg:y2="4.228cm">
          <text:p/>
        </draw:line>
        <draw:frame draw:style-name="gr8" draw:text-style-name="P3" draw:layer="layout" svg:width="0.714cm" svg:height="0.675cm" svg:x="12.356cm" svg:y="4.617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13.867cm" svg:y="3.092cm">
          <draw:text-box>
            <text:p><text:span text:style-name="T2">3</text:span></text:p>
          </draw:text-box>
        </draw:frame>
        <draw:line draw:style-name="gr1" draw:text-style-name="P1" draw:layer="layout" svg:x1="13.103cm" svg:y1="5.46cm" svg:x2="14.371cm" svg:y2="4.227cm">
          <text:p/>
        </draw:line>
        <draw:ellipse draw:style-name="gr2" draw:text-style-name="P2" draw:layer="layout" svg:width="1.859cm" svg:height="1.072cm" svg:x="13.454cm" svg:y="3.727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5.127cm">
          <text:p text:style-name="P1"><text:span text:style-name="T1">Frenchy</text:span></text:p>
        </draw:ellipse>
        <draw:frame draw:style-name="gr8" draw:text-style-name="P3" draw:layer="layout" svg:width="0.714cm" svg:height="0.675cm" svg:x="11.226cm" svg:y="6.321cm">
          <draw:text-box>
            <text:p><text:span text:style-name="T2">1</text:span></text:p>
          </draw:text-box>
        </draw:frame>
        <draw:ellipse draw:style-name="gr2" draw:text-style-name="P2" draw:layer="layout" svg:width="1.859cm" svg:height="0.968cm" svg:x="10.747cm" svg:y="6.882cm">
          <text:p text:style-name="P1"><text:span text:style-name="T1">Fred</text:span></text:p>
        </draw:ellipse>
        <draw:ellipse draw:style-name="gr2" draw:text-style-name="P2" draw:layer="layout" svg:width="1.727cm" svg:height="0.913cm" svg:x="14.876cm" svg:y="5.073cm">
          <text:p text:style-name="P1"><text:span text:style-name="T1">Xavier</text:span></text:p>
        </draw:ellipse>
        <draw:frame draw:style-name="gr8" draw:text-style-name="P3" draw:layer="layout" svg:width="0.714cm" svg:height="0.675cm" svg:x="15.685cm" svg:y="4.51cm">
          <draw:text-box>
            <text:p><text:span text:style-name="T2">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8" draw:text-style-name="P5" draw:layer="layout" svg:width="3.851cm" svg:height="0.806cm" svg:x="1.64cm" svg:y="1.524cm">
          <draw:text-box>
            <text:p><text:span text:style-name="T3">Delete Frenchy</text:span></text:p>
          </draw:text-box>
        </draw:frame>
        <draw:line draw:style-name="gr1" draw:text-style-name="P1" draw:layer="layout" svg:x1="14.524cm" svg:y1="4.27cm" svg:x2="8.516cm" svg:y2="2.509cm">
          <text:p/>
        </draw:line>
        <draw:line draw:style-name="gr1" draw:text-style-name="P1" draw:layer="layout" svg:x1="2.254cm" svg:y1="7.73cm" svg:x2="3.522cm" svg:y2="6.497cm">
          <text:p/>
        </draw:line>
        <draw:line draw:style-name="gr1" draw:text-style-name="P1" draw:layer="layout" svg:x1="5.956cm" svg:y1="6.105cm" svg:x2="4.903cm" svg:y2="4.972cm">
          <text:p/>
        </draw:line>
        <draw:line draw:style-name="gr1" draw:text-style-name="P1" draw:layer="layout" svg:x1="8.314cm" svg:y1="2.485cm" svg:x2="6.575cm" svg:y2="3.684cm">
          <text:p/>
        </draw:line>
        <draw:line draw:style-name="gr1" draw:text-style-name="P1" draw:layer="layout" svg:x1="5.056cm" svg:y1="5.014cm" svg:x2="6.324cm" svg:y2="3.781cm">
          <text:p/>
        </draw:line>
        <draw:frame draw:style-name="gr8" draw:text-style-name="P3" draw:layer="layout" svg:width="0.714cm" svg:height="0.675cm" svg:x="9.058cm" svg:y="4.113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2.888cm" svg:y="5.361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5.547cm" svg:y="2.736cm">
          <draw:text-box>
            <text:p><text:span text:style-name="T2">4</text:span></text:p>
          </draw:text-box>
        </draw:frame>
        <draw:frame draw:style-name="gr8" draw:text-style-name="P3" draw:layer="layout" svg:width="0.714cm" svg:height="0.675cm" svg:x="4.399cm" svg:y="3.836cm">
          <draw:text-box>
            <text:p><text:span text:style-name="T2">3</text:span></text:p>
          </draw:text-box>
        </draw:frame>
        <draw:line draw:style-name="gr1" draw:text-style-name="P1" draw:layer="layout" svg:x1="3.635cm" svg:y1="6.204cm" svg:x2="4.903cm" svg:y2="4.971cm">
          <text:p/>
        </draw:line>
        <draw:ellipse draw:style-name="gr2" draw:text-style-name="P2" draw:layer="layout" svg:width="1.859cm" svg:height="1.072cm" svg:x="3.986cm" svg:y="4.471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2.487cm" svg:y="5.871cm">
          <text:p text:style-name="P1"><text:span text:style-name="T1">Ahmad</text:span></text:p>
        </draw:ellipse>
        <draw:frame draw:style-name="gr8" draw:text-style-name="P3" draw:layer="layout" svg:width="0.714cm" svg:height="0.675cm" svg:x="1.758cm" svg:y="6.865cm">
          <draw:text-box>
            <text:p><text:span text:style-name="T2">1</text:span></text:p>
          </draw:text-box>
        </draw:frame>
        <draw:line draw:style-name="gr1" draw:text-style-name="P1" draw:layer="layout" svg:x1="6.421cm" svg:y1="3.76cm" svg:x2="9.408cm" svg:y2="5.098cm">
          <text:p/>
        </draw:line>
        <draw:ellipse draw:style-name="gr2" draw:text-style-name="P2" draw:layer="layout" svg:width="1.583cm" svg:height="0.913cm" svg:x="7.671cm" svg:y="2.055cm">
          <text:p text:style-name="P1"><text:span text:style-name="T1">Daisy</text:span></text:p>
        </draw:ellipse>
        <draw:line draw:style-name="gr1" draw:text-style-name="P1" draw:layer="layout" svg:x1="9.424cm" svg:y1="5.358cm" svg:x2="7.934cm" svg:y2="6.654cm">
          <text:p/>
        </draw:line>
        <draw:ellipse draw:style-name="gr2" draw:text-style-name="P2" draw:layer="layout" svg:width="1.583cm" svg:height="0.913cm" svg:x="7.134cm" svg:y="6.249cm">
          <text:p text:style-name="P1"><text:span text:style-name="T1">Boo</text:span></text:p>
        </draw:ellipse>
        <draw:frame draw:style-name="gr8" draw:text-style-name="P3" draw:layer="layout" svg:width="0.714cm" svg:height="0.675cm" svg:x="7.789cm" svg:y="5.655cm">
          <draw:text-box>
            <text:p><text:span text:style-name="T2">1</text:span></text:p>
          </draw:text-box>
        </draw:frame>
        <draw:ellipse draw:style-name="gr2" draw:text-style-name="P2" draw:layer="layout" svg:width="1.583cm" svg:height="0.913cm" svg:x="8.634cm" svg:y="4.749cm">
          <text:p text:style-name="P1"><text:span text:style-name="T1">Calista</text:span></text:p>
        </draw:ellipse>
        <draw:ellipse draw:style-name="gr2" draw:text-style-name="P2" draw:layer="layout" svg:width="1.583cm" svg:height="0.913cm" svg:x="5.524cm" svg:y="3.376cm">
          <text:p text:style-name="P1"><text:span text:style-name="T1">Binky</text:span></text:p>
        </draw:ellipse>
        <draw:frame draw:style-name="gr8" draw:text-style-name="P3" draw:layer="layout" svg:width="0.714cm" svg:height="0.675cm" svg:x="6.293cm" svg:y="5.598cm">
          <draw:text-box>
            <text:p><text:span text:style-name="T2">1</text:span></text:p>
          </draw:text-box>
        </draw:frame>
        <draw:ellipse draw:style-name="gr2" draw:text-style-name="P2" draw:layer="layout" svg:width="1.727cm" svg:height="0.913cm" svg:x="5.121cm" svg:y="6.019cm">
          <text:p text:style-name="P1"><text:span text:style-name="T1">Bethany</text:span></text:p>
        </draw:ellipse>
        <draw:ellipse draw:style-name="gr2" draw:text-style-name="P2" draw:layer="layout" svg:width="1.859cm" svg:height="0.968cm" svg:x="1.279cm" svg:y="7.626cm">
          <text:p text:style-name="P1"><text:span text:style-name="T1">Abdul</text:span></text:p>
        </draw:ellipse>
        <draw:frame draw:style-name="gr8" draw:text-style-name="P3" draw:layer="layout" svg:width="0.714cm" svg:height="1.099cm" svg:x="7.877cm" svg:y="1.356cm">
          <draw:text-box>
            <text:p><text:span text:style-name="T2">5</text:span></text:p>
            <text:p><text:span text:style-name="T2"/></text:p>
          </draw:text-box>
        </draw:frame>
        <draw:line draw:style-name="gr1" draw:text-style-name="P1" draw:layer="layout" svg:x1="14.422cm" svg:y1="6.986cm" svg:x2="15.69cm" svg:y2="5.753cm">
          <text:p/>
        </draw:line>
        <draw:line draw:style-name="gr1" draw:text-style-name="P1" draw:layer="layout" svg:x1="15.424cm" svg:y1="5.361cm" svg:x2="14.371cm" svg:y2="4.228cm">
          <text:p/>
        </draw:line>
        <draw:frame draw:style-name="gr8" draw:text-style-name="P3" draw:layer="layout" svg:width="0.714cm" svg:height="0.675cm" svg:x="12.356cm" svg:y="4.617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13.867cm" svg:y="3.092cm">
          <draw:text-box>
            <text:p><text:span text:style-name="T2">3</text:span></text:p>
          </draw:text-box>
        </draw:frame>
        <draw:line draw:style-name="gr1" draw:text-style-name="P1" draw:layer="layout" svg:x1="13.103cm" svg:y1="5.46cm" svg:x2="14.371cm" svg:y2="4.227cm">
          <text:p/>
        </draw:line>
        <draw:ellipse draw:style-name="gr2" draw:text-style-name="P2" draw:layer="layout" svg:width="1.859cm" svg:height="1.072cm" svg:x="13.454cm" svg:y="3.727cm">
          <text:p text:style-name="P1"><text:span text:style-name="T1">Galois</text:span></text:p>
        </draw:ellipse>
        <draw:ellipse draw:style-name="gr2" draw:text-style-name="P2" draw:layer="layout" svg:width="1.859cm" svg:height="0.968cm" svg:x="11.955cm" svg:y="5.127cm">
          <text:p text:style-name="P1"><text:span text:style-name="T1">Frenchy</text:span></text:p>
        </draw:ellipse>
        <draw:ellipse draw:style-name="gr2" draw:text-style-name="P2" draw:layer="layout" svg:width="1.859cm" svg:height="0.968cm" svg:x="13.523cm" svg:y="6.699cm">
          <text:p text:style-name="P1"><text:span text:style-name="T1">Thor</text:span></text:p>
        </draw:ellipse>
        <draw:frame draw:style-name="gr8" draw:text-style-name="P3" draw:layer="layout" svg:width="0.714cm" svg:height="0.675cm" svg:x="15.685cm" svg:y="4.51cm">
          <draw:text-box>
            <text:p><text:span text:style-name="T2">2</text:span></text:p>
          </draw:text-box>
        </draw:frame>
        <draw:line draw:style-name="gr1" draw:text-style-name="P1" draw:layer="layout" svg:x1="17.019cm" svg:y1="6.939cm" svg:x2="16.024cm" svg:y2="5.683cm">
          <text:p/>
        </draw:line>
        <draw:ellipse draw:style-name="gr2" draw:text-style-name="P2" draw:layer="layout" svg:width="1.727cm" svg:height="0.913cm" svg:x="14.876cm" svg:y="5.073cm">
          <text:p text:style-name="P1"><text:span text:style-name="T1">Xavier</text:span></text:p>
        </draw:ellipse>
        <draw:ellipse draw:style-name="gr2" draw:text-style-name="P2" draw:layer="layout" svg:width="1.859cm" svg:height="0.968cm" svg:x="16.324cm" svg:y="6.699cm">
          <text:p text:style-name="P1"><text:span text:style-name="T1">Xerxes</text:span></text:p>
        </draw:ellipse>
        <draw:frame draw:style-name="gr8" draw:text-style-name="P3" draw:layer="layout" svg:width="0.714cm" svg:height="0.675cm" svg:x="16.942cm" svg:y="6.056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14.114cm" svg:y="6.134cm">
          <draw:text-box>
            <text:p><text:span text:style-name="T2">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8" draw:text-style-name="P5" draw:layer="layout" svg:width="13.545cm" svg:height="1.361cm" svg:x="1.64cm" svg:y="1.524cm">
          <draw:text-box>
            <text:p><text:span text:style-name="T3">Exam Question – what rotations are performed if you delete</text:span></text:p>
            <text:p><text:span text:style-name="T3">Xerxes from the following tree?</text:span></text:p>
          </draw:text-box>
        </draw:frame>
        <draw:line draw:style-name="gr1" draw:text-style-name="P1" draw:layer="layout" svg:x1="15.321cm" svg:y1="6.344cm" svg:x2="9.313cm" svg:y2="4.583cm">
          <text:p/>
        </draw:line>
        <draw:line draw:style-name="gr1" draw:text-style-name="P1" draw:layer="layout" svg:x1="3.051cm" svg:y1="9.804cm" svg:x2="4.319cm" svg:y2="8.571cm">
          <text:p/>
        </draw:line>
        <draw:line draw:style-name="gr1" draw:text-style-name="P1" draw:layer="layout" svg:x1="6.753cm" svg:y1="8.179cm" svg:x2="5.7cm" svg:y2="7.046cm">
          <text:p/>
        </draw:line>
        <draw:line draw:style-name="gr1" draw:text-style-name="P1" draw:layer="layout" svg:x1="9.111cm" svg:y1="4.559cm" svg:x2="7.372cm" svg:y2="5.758cm">
          <text:p/>
        </draw:line>
        <draw:line draw:style-name="gr1" draw:text-style-name="P1" draw:layer="layout" svg:x1="5.853cm" svg:y1="7.088cm" svg:x2="7.121cm" svg:y2="5.855cm">
          <text:p/>
        </draw:line>
        <draw:frame draw:style-name="gr8" draw:text-style-name="P3" draw:layer="layout" svg:width="1.137cm" svg:height="0.675cm" svg:x="9.855cm" svg:y="6.187cm">
          <draw:text-box>
            <text:p><text:span text:style-name="T2">___</text:span></text:p>
          </draw:text-box>
        </draw:frame>
        <draw:frame draw:style-name="gr8" draw:text-style-name="P3" draw:layer="layout" svg:width="0.925cm" svg:height="0.675cm" svg:x="3.685cm" svg:y="7.335cm">
          <draw:text-box>
            <text:p><text:span text:style-name="T2">__</text:span></text:p>
          </draw:text-box>
        </draw:frame>
        <draw:frame draw:style-name="gr8" draw:text-style-name="P3" draw:layer="layout" svg:width="0.925cm" svg:height="0.675cm" svg:x="6.344cm" svg:y="4.81cm">
          <draw:text-box>
            <text:p><text:span text:style-name="T2">__</text:span></text:p>
          </draw:text-box>
        </draw:frame>
        <draw:frame draw:style-name="gr8" draw:text-style-name="P3" draw:layer="layout" svg:width="0.925cm" svg:height="0.675cm" svg:x="5.196cm" svg:y="5.91cm">
          <draw:text-box draw:corner-radius="0.392cm">
            <text:p><text:span text:style-name="T2">__</text:span></text:p>
          </draw:text-box>
        </draw:frame>
        <draw:line draw:style-name="gr1" draw:text-style-name="P1" draw:layer="layout" svg:x1="4.432cm" svg:y1="8.278cm" svg:x2="5.7cm" svg:y2="7.045cm">
          <text:p/>
        </draw:line>
        <draw:ellipse draw:style-name="gr2" draw:text-style-name="P2" draw:layer="layout" svg:width="1.859cm" svg:height="1.072cm" svg:x="4.783cm" svg:y="6.545cm">
          <text:p text:style-name="P1"><text:span text:style-name="T1">Baby</text:span></text:p>
          <text:p text:style-name="P1"><text:span text:style-name="T1">Daisy</text:span></text:p>
        </draw:ellipse>
        <draw:ellipse draw:style-name="gr2" draw:text-style-name="P2" draw:layer="layout" svg:width="1.859cm" svg:height="0.968cm" svg:x="3.284cm" svg:y="7.945cm">
          <text:p text:style-name="P1"><text:span text:style-name="T1">Ahmad</text:span></text:p>
        </draw:ellipse>
        <draw:frame draw:style-name="gr8" draw:text-style-name="P3" draw:layer="layout" svg:width="1.137cm" svg:height="0.675cm" svg:x="2.255cm" svg:y="8.939cm">
          <draw:text-box>
            <text:p><text:span text:style-name="T2">___</text:span></text:p>
          </draw:text-box>
        </draw:frame>
        <draw:line draw:style-name="gr1" draw:text-style-name="P1" draw:layer="layout" svg:x1="7.218cm" svg:y1="5.834cm" svg:x2="10.205cm" svg:y2="7.172cm">
          <text:p/>
        </draw:line>
        <draw:ellipse draw:style-name="gr2" draw:text-style-name="P2" draw:layer="layout" svg:width="1.583cm" svg:height="0.913cm" svg:x="8.468cm" svg:y="4.129cm">
          <text:p text:style-name="P1"><text:span text:style-name="T1">Daisy</text:span></text:p>
        </draw:ellipse>
        <draw:line draw:style-name="gr1" draw:text-style-name="P1" draw:layer="layout" svg:x1="10.221cm" svg:y1="7.432cm" svg:x2="8.731cm" svg:y2="8.728cm">
          <text:p/>
        </draw:line>
        <draw:ellipse draw:style-name="gr2" draw:text-style-name="P2" draw:layer="layout" svg:width="1.583cm" svg:height="0.913cm" svg:x="7.931cm" svg:y="8.323cm">
          <text:p text:style-name="P1"><text:span text:style-name="T1">Boo</text:span></text:p>
        </draw:ellipse>
        <draw:frame draw:style-name="gr8" draw:text-style-name="P3" draw:layer="layout" svg:width="0.925cm" svg:height="0.675cm" svg:x="8.486cm" svg:y="7.629cm">
          <draw:text-box>
            <text:p><text:span text:style-name="T2">__</text:span></text:p>
          </draw:text-box>
        </draw:frame>
        <draw:ellipse draw:style-name="gr2" draw:text-style-name="P2" draw:layer="layout" svg:width="1.583cm" svg:height="0.913cm" svg:x="9.431cm" svg:y="6.823cm">
          <text:p text:style-name="P1"><text:span text:style-name="T1">Calista</text:span></text:p>
        </draw:ellipse>
        <draw:ellipse draw:style-name="gr2" draw:text-style-name="P2" draw:layer="layout" svg:width="1.583cm" svg:height="0.913cm" svg:x="6.321cm" svg:y="5.45cm">
          <text:p text:style-name="P1"><text:span text:style-name="T1">Binky</text:span></text:p>
        </draw:ellipse>
        <draw:frame draw:style-name="gr8" draw:text-style-name="P3" draw:layer="layout" svg:width="0.925cm" svg:height="0.675cm" svg:x="7.09cm" svg:y="7.572cm">
          <draw:text-box>
            <text:p><text:span text:style-name="T2">__</text:span></text:p>
          </draw:text-box>
        </draw:frame>
        <draw:ellipse draw:style-name="gr2" draw:text-style-name="P2" draw:layer="layout" svg:width="1.727cm" svg:height="0.913cm" svg:x="5.918cm" svg:y="8.093cm">
          <text:p text:style-name="P1"><text:span text:style-name="T1">Bethany</text:span></text:p>
        </draw:ellipse>
        <draw:ellipse draw:style-name="gr2" draw:text-style-name="P2" draw:layer="layout" svg:width="1.859cm" svg:height="0.968cm" svg:x="2.076cm" svg:y="9.7cm">
          <text:p text:style-name="P1"><text:span text:style-name="T1">Abdul</text:span></text:p>
        </draw:ellipse>
        <draw:frame draw:style-name="gr8" draw:text-style-name="P3" draw:layer="layout" svg:width="0.925cm" svg:height="1.099cm" svg:x="8.674cm" svg:y="3.43cm">
          <draw:text-box>
            <text:p><text:span text:style-name="T2">__</text:span></text:p>
            <text:p><text:span text:style-name="T2"/></text:p>
          </draw:text-box>
        </draw:frame>
        <draw:line draw:style-name="gr1" draw:text-style-name="P1" draw:layer="layout" svg:x1="15.219cm" svg:y1="9.06cm" svg:x2="13.731cm" svg:y2="7.57cm">
          <text:p/>
        </draw:line>
        <draw:line draw:style-name="gr1" draw:text-style-name="P1" draw:layer="layout" svg:x1="13.731cm" svg:y1="7.544cm" svg:x2="15.168cm" svg:y2="6.302cm">
          <text:p/>
        </draw:line>
        <draw:frame draw:style-name="gr8" draw:text-style-name="P3" draw:layer="layout" svg:width="0.925cm" svg:height="0.675cm" svg:x="14.664cm" svg:y="5.166cm">
          <draw:text-box>
            <text:p><text:span text:style-name="T2">__</text:span></text:p>
          </draw:text-box>
        </draw:frame>
        <draw:ellipse draw:style-name="gr2" draw:text-style-name="P2" draw:layer="layout" svg:width="1.859cm" svg:height="1.072cm" svg:x="12.627cm" svg:y="7.058cm">
          <text:p text:style-name="P1"><text:span text:style-name="T1">Galois</text:span></text:p>
        </draw:ellipse>
        <draw:ellipse draw:style-name="gr2" draw:text-style-name="P2" draw:layer="layout" svg:width="1.859cm" svg:height="0.968cm" svg:x="14.32cm" svg:y="8.773cm">
          <text:p text:style-name="P1"><text:span text:style-name="T1">Thor</text:span></text:p>
        </draw:ellipse>
        <draw:frame draw:style-name="gr8" draw:text-style-name="P3" draw:layer="layout" svg:width="0.925cm" svg:height="0.675cm" svg:x="12.559cm" svg:y="6.44cm">
          <draw:text-box>
            <text:p><text:span text:style-name="T2">__</text:span></text:p>
          </draw:text-box>
        </draw:frame>
        <draw:line draw:style-name="gr1" draw:text-style-name="P1" draw:layer="layout" svg:x1="16.616cm" svg:y1="7.713cm" svg:x2="15.621cm" svg:y2="6.457cm">
          <text:p/>
        </draw:line>
        <draw:ellipse draw:style-name="gr2" draw:text-style-name="P2" draw:layer="layout" svg:width="1.727cm" svg:height="0.913cm" svg:x="14.473cm" svg:y="5.847cm">
          <text:p text:style-name="P1"><text:span text:style-name="T1">Xavier</text:span></text:p>
        </draw:ellipse>
        <draw:ellipse draw:style-name="gr2" draw:text-style-name="P2" draw:layer="layout" svg:width="1.859cm" svg:height="0.968cm" svg:x="15.921cm" svg:y="7.473cm">
          <text:p text:style-name="P1"><text:span text:style-name="T1">Xerxes</text:span></text:p>
        </draw:ellipse>
        <draw:frame draw:style-name="gr8" draw:text-style-name="P3" draw:layer="layout" svg:width="0.925cm" svg:height="0.675cm" svg:x="16.539cm" svg:y="6.83cm">
          <draw:text-box>
            <text:p><text:span text:style-name="T2">__</text:span></text:p>
          </draw:text-box>
        </draw:frame>
        <draw:frame draw:style-name="gr8" draw:text-style-name="P3" draw:layer="layout" svg:width="0.925cm" svg:height="0.675cm" svg:x="14.911cm" svg:y="8.108cm">
          <draw:text-box>
            <text:p><text:span text:style-name="T2">__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8" draw:text-style-name="P5" draw:layer="layout" svg:width="3.614cm" svg:height="0.806cm" svg:x="1.64cm" svg:y="2.524cm">
          <draw:text-box>
            <text:p><text:span text:style-name="T3">Insert <text:s/>Waluigi</text:span></text:p>
          </draw:text-box>
        </draw:frame>
        <draw:line draw:style-name="gr1" draw:text-style-name="P1" draw:layer="layout" svg:x1="9.495cm" svg:y1="5.331cm" svg:x2="7.863cm" svg:y2="4.276cm">
          <text:p/>
        </draw:line>
        <draw:line draw:style-name="gr1" draw:text-style-name="P1" draw:layer="layout" svg:x1="6.42cm" svg:y1="5.399cm" svg:x2="8.005cm" svg:y2="6.628cm">
          <text:p/>
        </draw:line>
        <draw:line draw:style-name="gr1" draw:text-style-name="P1" draw:layer="layout" svg:x1="9.495cm" svg:y1="5.332cm" svg:x2="10.576cm" svg:y2="6.58cm">
          <text:p/>
        </draw:line>
        <draw:ellipse draw:style-name="gr19" draw:text-style-name="P2" draw:layer="layout" svg:width="1.583cm" svg:height="0.913cm" svg:x="10.004cm" svg:y="6.282cm">
          <text:p text:style-name="P1"><text:span text:style-name="T1">Luther</text:span></text:p>
        </draw:ellipse>
        <draw:ellipse draw:style-name="gr19" draw:text-style-name="P2" draw:layer="layout" svg:width="1.266cm" svg:height="0.913cm" svg:x="8.904cm" svg:y="4.881cm">
          <text:p text:style-name="P1"><text:span text:style-name="T1">Fred</text:span></text:p>
        </draw:ellipse>
        <draw:line draw:style-name="gr1" draw:text-style-name="P1" draw:layer="layout" svg:x1="7.995cm" svg:y1="6.832cm" svg:x2="6.505cm" svg:y2="8.128cm">
          <text:p/>
        </draw:line>
        <draw:ellipse draw:style-name="gr19" draw:text-style-name="P2" draw:layer="layout" svg:width="1.583cm" svg:height="0.913cm" svg:x="5.705cm" svg:y="7.723cm">
          <text:p text:style-name="P1"><text:span text:style-name="T1">Calista</text:span></text:p>
        </draw:ellipse>
        <draw:ellipse draw:style-name="gr19" draw:text-style-name="P2" draw:layer="layout" svg:width="1.583cm" svg:height="0.913cm" svg:x="7.205cm" svg:y="6.223cm">
          <text:p text:style-name="P1"><text:span text:style-name="T1">Daisy</text:span></text:p>
        </draw:ellipse>
        <draw:line draw:style-name="gr1" draw:text-style-name="P1" draw:layer="layout" svg:x1="7.934cm" svg:y1="4.179cm" svg:x2="6.444cm" svg:y2="5.475cm">
          <text:p/>
        </draw:line>
        <draw:ellipse draw:style-name="gr19" draw:text-style-name="P2" draw:layer="layout" svg:width="1.494cm" svg:height="0.913cm" svg:x="7.091cm" svg:y="3.832cm">
          <text:p text:style-name="P1"><text:span text:style-name="T1">Eunice</text:span></text:p>
        </draw:ellipse>
        <draw:line draw:style-name="gr1" draw:text-style-name="P1" draw:layer="layout" svg:x1="5.176cm" svg:y1="6.708cm" svg:x2="6.444cm" svg:y2="5.475cm">
          <text:p/>
        </draw:line>
        <draw:ellipse draw:style-name="gr19" draw:text-style-name="P2" draw:layer="layout" svg:width="1.583cm" svg:height="0.913cm" svg:x="5.644cm" svg:y="5.07cm">
          <text:p text:style-name="P1"><text:span text:style-name="T1">Binky</text:span></text:p>
        </draw:ellipse>
        <draw:frame draw:style-name="gr8" draw:text-style-name="P3" draw:layer="layout" svg:width="0.714cm" svg:height="0.675cm" svg:x="8.438cm" svg:y="3.643cm">
          <draw:text-box>
            <text:p><text:span text:style-name="T2">4</text:span></text:p>
          </draw:text-box>
        </draw:frame>
        <draw:frame draw:style-name="gr8" draw:text-style-name="P3" draw:layer="layout" svg:width="0.714cm" svg:height="0.675cm" svg:x="9.782cm" svg:y="4.546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10.975cm" svg:y="5.807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7.107cm" svg:y="7.532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4.101cm" svg:y="5.646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7.482cm" svg:y="5.666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5.727cm" svg:y="4.494cm">
          <draw:text-box>
            <text:p><text:span text:style-name="T2">3</text:span></text:p>
          </draw:text-box>
        </draw:frame>
        <draw:line draw:style-name="gr1" draw:text-style-name="P1" draw:layer="layout" svg:x1="3.755cm" svg:y1="7.898cm" svg:x2="5.023cm" svg:y2="6.665cm">
          <text:p/>
        </draw:line>
        <draw:ellipse draw:style-name="gr19" draw:text-style-name="P2" draw:layer="layout" svg:width="1.859cm" svg:height="1.072cm" svg:x="4.106cm" svg:y="6.165cm">
          <text:p text:style-name="P1"><text:span text:style-name="T1">Baby</text:span></text:p>
          <text:p text:style-name="P1"><text:span text:style-name="T1">Daisy</text:span></text:p>
        </draw:ellipse>
        <draw:ellipse draw:style-name="gr19" draw:text-style-name="P2" draw:layer="layout" svg:width="1.859cm" svg:height="0.968cm" svg:x="2.607cm" svg:y="7.565cm">
          <text:p text:style-name="P1"><text:span text:style-name="T1">Ahmad</text:span></text:p>
        </draw:ellipse>
        <draw:frame draw:style-name="gr8" draw:text-style-name="P3" draw:layer="layout" svg:width="0.714cm" svg:height="0.675cm" svg:x="2.54cm" svg:y="7.092cm">
          <draw:text-box>
            <text:p><text:span text:style-name="T2">1</text:span></text:p>
          </draw:text-box>
        </draw:frame>
        <draw:frame draw:style-name="gr8" draw:text-style-name="P9" draw:layer="layout" svg:width="11.411cm" svg:height="0.962cm" svg:x="5.281cm" svg:y="0.972cm">
          <draw:text-box>
            <text:p text:style-name="P9"><text:span text:style-name="T6">AVL Tree Handout for CS140. <text:s/>Page 1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8" draw:text-style-name="P5" draw:layer="layout" svg:width="3.66cm" svg:height="0.806cm" svg:x="1.64cm" svg:y="2.724cm">
          <draw:text-box>
            <text:p><text:span text:style-name="T3">Insert George.</text:span></text:p>
          </draw:text-box>
        </draw:frame>
        <draw:line draw:style-name="gr1" draw:text-style-name="P1" draw:layer="layout" svg:x1="10.713cm" svg:y1="4.821cm" svg:x2="9.187cm" svg:y2="6.487cm">
          <text:p/>
        </draw:line>
        <draw:line draw:style-name="gr1" draw:text-style-name="P1" draw:layer="layout" svg:x1="7.197cm" svg:y1="6.611cm" svg:x2="5.707cm" svg:y2="7.907cm">
          <text:p/>
        </draw:line>
        <draw:ellipse draw:style-name="gr19" draw:text-style-name="P2" draw:layer="layout" svg:width="1.583cm" svg:height="0.913cm" svg:x="4.907cm" svg:y="7.502cm">
          <text:p text:style-name="P1"><text:span text:style-name="T1">Boo</text:span></text:p>
        </draw:ellipse>
        <draw:line draw:style-name="gr1" draw:text-style-name="P1" draw:layer="layout" svg:x1="12.617cm" svg:y1="5.957cm" svg:x2="10.071cm" svg:y2="4.68cm">
          <text:p/>
        </draw:line>
        <draw:line draw:style-name="gr1" draw:text-style-name="P1" draw:layer="layout" svg:x1="7.833cm" svg:y1="3.544cm" svg:x2="10.633cm" svg:y2="4.761cm">
          <text:p/>
        </draw:line>
        <draw:line draw:style-name="gr1" draw:text-style-name="P1" draw:layer="layout" svg:x1="12.805cm" svg:y1="5.912cm" svg:x2="11.77cm" svg:y2="7.351cm">
          <text:p/>
        </draw:line>
        <draw:ellipse draw:style-name="gr19" draw:text-style-name="P2" draw:layer="layout" svg:width="1.266cm" svg:height="0.913cm" svg:x="10.894cm" svg:y="7.009cm">
          <text:p text:style-name="P1"><text:span text:style-name="T1">Fred</text:span></text:p>
        </draw:ellipse>
        <draw:line draw:style-name="gr1" draw:text-style-name="P1" draw:layer="layout" svg:x1="6.095cm" svg:y1="5.107cm" svg:x2="7.194cm" svg:y2="6.519cm">
          <text:p/>
        </draw:line>
        <draw:ellipse draw:style-name="gr19" draw:text-style-name="P2" draw:layer="layout" svg:width="1.583cm" svg:height="0.913cm" svg:x="6.394cm" svg:y="6.114cm">
          <text:p text:style-name="P1"><text:span text:style-name="T1">Calista</text:span></text:p>
        </draw:ellipse>
        <draw:line draw:style-name="gr1" draw:text-style-name="P1" draw:layer="layout" svg:x1="7.438cm" svg:y1="3.75cm" svg:x2="5.948cm" svg:y2="5.046cm">
          <text:p/>
        </draw:line>
        <draw:line draw:style-name="gr1" draw:text-style-name="P1" draw:layer="layout" svg:x1="4.365cm" svg:y1="6.299cm" svg:x2="5.633cm" svg:y2="5.066cm">
          <text:p/>
        </draw:line>
        <draw:ellipse draw:style-name="gr19" draw:text-style-name="P2" draw:layer="layout" svg:width="1.583cm" svg:height="0.913cm" svg:x="4.833cm" svg:y="4.661cm">
          <text:p text:style-name="P1"><text:span text:style-name="T1">Binky</text:span></text:p>
        </draw:ellipse>
        <draw:frame draw:style-name="gr8" draw:text-style-name="P3" draw:layer="layout" svg:width="0.714cm" svg:height="0.675cm" svg:x="10.227cm" svg:y="3.734cm">
          <draw:text-box>
            <text:p><text:span text:style-name="T2">3</text:span></text:p>
          </draw:text-box>
        </draw:frame>
        <draw:frame draw:style-name="gr8" draw:text-style-name="P3" draw:layer="layout" svg:width="0.714cm" svg:height="0.675cm" svg:x="10.823cm" svg:y="6.517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12.562cm" svg:y="5.073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7.196cm" svg:y="5.623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3.29cm" svg:y="5.237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8.871cm" svg:y="5.378cm">
          <draw:text-box>
            <text:p><text:span text:style-name="T2">1</text:span></text:p>
          </draw:text-box>
        </draw:frame>
        <draw:frame draw:style-name="gr8" draw:text-style-name="P3" draw:layer="layout" svg:width="0.714cm" svg:height="0.675cm" svg:x="4.916cm" svg:y="4.085cm">
          <draw:text-box>
            <text:p><text:span text:style-name="T2">3</text:span></text:p>
          </draw:text-box>
        </draw:frame>
        <draw:line draw:style-name="gr1" draw:text-style-name="P1" draw:layer="layout" svg:x1="2.944cm" svg:y1="7.489cm" svg:x2="4.212cm" svg:y2="6.256cm">
          <text:p/>
        </draw:line>
        <draw:ellipse draw:style-name="gr19" draw:text-style-name="P2" draw:layer="layout" svg:width="1.859cm" svg:height="1.072cm" svg:x="3.295cm" svg:y="5.756cm">
          <text:p text:style-name="P1"><text:span text:style-name="T1">Baby</text:span></text:p>
          <text:p text:style-name="P1"><text:span text:style-name="T1">Daisy</text:span></text:p>
        </draw:ellipse>
        <draw:ellipse draw:style-name="gr19" draw:text-style-name="P2" draw:layer="layout" svg:width="1.859cm" svg:height="0.968cm" svg:x="1.796cm" svg:y="7.256cm">
          <text:p text:style-name="P1"><text:span text:style-name="T1">Ahmad</text:span></text:p>
        </draw:ellipse>
        <draw:frame draw:style-name="gr8" draw:text-style-name="P3" draw:layer="layout" svg:width="0.714cm" svg:height="0.675cm" svg:x="1.729cm" svg:y="6.683cm">
          <draw:text-box>
            <text:p><text:span text:style-name="T2">1</text:span></text:p>
          </draw:text-box>
        </draw:frame>
        <draw:line draw:style-name="gr1" draw:text-style-name="P1" draw:layer="layout" svg:x1="12.709cm" svg:y1="6.115cm" svg:x2="13.808cm" svg:y2="7.315cm">
          <text:p/>
        </draw:line>
        <draw:ellipse draw:style-name="gr19" draw:text-style-name="P2" draw:layer="layout" svg:width="1.609cm" svg:height="0.878cm" svg:x="12.869cm" svg:y="7.086cm">
          <text:p text:style-name="P1"><text:span text:style-name="T1">Waluigi</text:span></text:p>
        </draw:ellipse>
        <draw:frame draw:style-name="gr15" draw:text-style-name="P3" draw:layer="layout" svg:width="0.726cm" svg:height="0.675cm" svg:x="13.752cm" svg:y="6.599cm">
          <draw:text-box>
            <text:p><text:span text:style-name="T2">1</text:span></text:p>
          </draw:text-box>
        </draw:frame>
        <draw:ellipse draw:style-name="gr19" draw:text-style-name="P2" draw:layer="layout" svg:width="1.583cm" svg:height="0.913cm" svg:x="11.94cm" svg:y="5.598cm">
          <text:p text:style-name="P1"><text:span text:style-name="T1">Luther</text:span></text:p>
        </draw:ellipse>
        <draw:ellipse draw:style-name="gr19" draw:text-style-name="P2" draw:layer="layout" svg:width="1.892cm" svg:height="0.913cm" svg:x="8.294cm" svg:y="6.014cm">
          <text:p text:style-name="P1"><text:span text:style-name="T1">Dontonio</text:span></text:p>
        </draw:ellipse>
        <draw:ellipse draw:style-name="gr19" draw:text-style-name="P2" draw:layer="layout" svg:width="1.583cm" svg:height="0.913cm" svg:x="6.991cm" svg:y="3.324cm">
          <text:p text:style-name="P1"><text:span text:style-name="T1">Daisy</text:span></text:p>
        </draw:ellipse>
        <draw:frame draw:style-name="gr8" draw:text-style-name="P3" draw:layer="layout" svg:width="0.714cm" svg:height="0.675cm" svg:x="6.411cm" svg:y="7.289cm">
          <draw:text-box>
            <text:p><text:span text:style-name="T2">1</text:span></text:p>
          </draw:text-box>
        </draw:frame>
        <draw:ellipse draw:style-name="gr19" draw:text-style-name="P2" draw:layer="layout" svg:width="1.583cm" svg:height="0.913cm" svg:x="9.882cm" svg:y="4.349cm">
          <text:p text:style-name="P1"><text:span text:style-name="T1">Eunice</text:span></text:p>
        </draw:ellipse>
        <draw:frame draw:style-name="gr8" draw:text-style-name="P3" draw:layer="layout" svg:width="0.714cm" svg:height="0.675cm" svg:x="7.599cm" svg:y="2.932cm">
          <draw:text-box>
            <text:p><text:span text:style-name="T2">4</text:span></text:p>
          </draw:text-box>
        </draw:frame>
        <draw:frame draw:style-name="gr8" draw:text-style-name="P9" draw:layer="layout" svg:width="11.411cm" svg:height="0.962cm" svg:x="4.582cm" svg:y="0.972cm">
          <draw:text-box>
            <text:p text:style-name="P9"><text:span text:style-name="T6">AVL Tree Handout for CS140. <text:s/>Page 2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8" draw:text-style-name="P5" draw:layer="layout" svg:width="3.304cm" svg:height="1.361cm" svg:x="1.64cm" svg:y="2.324cm">
          <draw:text-box>
            <text:p><text:span text:style-name="T3">Delete Daisy</text:span></text:p>
            <text:p><text:span text:style-name="T3"/></text:p>
          </draw:text-box>
        </draw:frame>
        <draw:line draw:style-name="gr1" draw:text-style-name="P1" draw:layer="layout" svg:x1="14.524cm" svg:y1="5.07cm" svg:x2="8.516cm" svg:y2="3.309cm">
          <text:p/>
        </draw:line>
        <draw:line draw:style-name="gr1" draw:text-style-name="P1" draw:layer="layout" svg:x1="2.254cm" svg:y1="8.53cm" svg:x2="3.522cm" svg:y2="7.297cm">
          <text:p/>
        </draw:line>
        <draw:line draw:style-name="gr1" draw:text-style-name="P1" draw:layer="layout" svg:x1="5.956cm" svg:y1="6.905cm" svg:x2="4.903cm" svg:y2="5.772cm">
          <text:p/>
        </draw:line>
        <draw:line draw:style-name="gr1" draw:text-style-name="P1" draw:layer="layout" svg:x1="8.314cm" svg:y1="3.285cm" svg:x2="6.575cm" svg:y2="4.484cm">
          <text:p/>
        </draw:line>
        <draw:line draw:style-name="gr1" draw:text-style-name="P1" draw:layer="layout" svg:x1="5.056cm" svg:y1="5.814cm" svg:x2="6.324cm" svg:y2="4.581cm">
          <text:p/>
        </draw:line>
        <draw:frame draw:style-name="gr8" draw:text-style-name="P3" draw:layer="layout" svg:width="0.714cm" svg:height="0.675cm" svg:x="9.058cm" svg:y="4.913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2.888cm" svg:y="6.161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5.547cm" svg:y="3.536cm">
          <draw:text-box>
            <text:p><text:span text:style-name="T2">4</text:span></text:p>
          </draw:text-box>
        </draw:frame>
        <draw:frame draw:style-name="gr8" draw:text-style-name="P3" draw:layer="layout" svg:width="0.714cm" svg:height="0.675cm" svg:x="4.399cm" svg:y="4.636cm">
          <draw:text-box>
            <text:p><text:span text:style-name="T2">3</text:span></text:p>
          </draw:text-box>
        </draw:frame>
        <draw:line draw:style-name="gr1" draw:text-style-name="P1" draw:layer="layout" svg:x1="3.635cm" svg:y1="7.004cm" svg:x2="4.903cm" svg:y2="5.771cm">
          <text:p/>
        </draw:line>
        <draw:ellipse draw:style-name="gr19" draw:text-style-name="P2" draw:layer="layout" svg:width="1.859cm" svg:height="1.072cm" svg:x="3.986cm" svg:y="5.271cm">
          <text:p text:style-name="P1"><text:span text:style-name="T1">Baby</text:span></text:p>
          <text:p text:style-name="P1"><text:span text:style-name="T1">Daisy</text:span></text:p>
        </draw:ellipse>
        <draw:ellipse draw:style-name="gr19" draw:text-style-name="P2" draw:layer="layout" svg:width="1.859cm" svg:height="0.968cm" svg:x="2.487cm" svg:y="6.671cm">
          <text:p text:style-name="P1"><text:span text:style-name="T1">Ahmad</text:span></text:p>
        </draw:ellipse>
        <draw:frame draw:style-name="gr8" draw:text-style-name="P3" draw:layer="layout" svg:width="0.714cm" svg:height="0.675cm" svg:x="1.758cm" svg:y="7.665cm">
          <draw:text-box>
            <text:p><text:span text:style-name="T2">1</text:span></text:p>
          </draw:text-box>
        </draw:frame>
        <draw:line draw:style-name="gr1" draw:text-style-name="P1" draw:layer="layout" svg:x1="6.421cm" svg:y1="4.56cm" svg:x2="9.408cm" svg:y2="5.898cm">
          <text:p/>
        </draw:line>
        <draw:ellipse draw:style-name="gr19" draw:text-style-name="P2" draw:layer="layout" svg:width="1.583cm" svg:height="0.913cm" svg:x="7.671cm" svg:y="2.855cm">
          <text:p text:style-name="P1"><text:span text:style-name="T1">Daisy</text:span></text:p>
        </draw:ellipse>
        <draw:line draw:style-name="gr1" draw:text-style-name="P1" draw:layer="layout" svg:x1="9.424cm" svg:y1="6.158cm" svg:x2="7.934cm" svg:y2="7.454cm">
          <text:p/>
        </draw:line>
        <draw:ellipse draw:style-name="gr19" draw:text-style-name="P2" draw:layer="layout" svg:width="1.583cm" svg:height="0.913cm" svg:x="7.134cm" svg:y="7.049cm">
          <text:p text:style-name="P1"><text:span text:style-name="T1">Boo</text:span></text:p>
        </draw:ellipse>
        <draw:frame draw:style-name="gr8" draw:text-style-name="P3" draw:layer="layout" svg:width="0.714cm" svg:height="0.675cm" svg:x="7.789cm" svg:y="6.455cm">
          <draw:text-box>
            <text:p><text:span text:style-name="T2">1</text:span></text:p>
          </draw:text-box>
        </draw:frame>
        <draw:ellipse draw:style-name="gr19" draw:text-style-name="P2" draw:layer="layout" svg:width="1.583cm" svg:height="0.913cm" svg:x="8.634cm" svg:y="5.549cm">
          <text:p text:style-name="P1"><text:span text:style-name="T1">Calista</text:span></text:p>
        </draw:ellipse>
        <draw:ellipse draw:style-name="gr19" draw:text-style-name="P2" draw:layer="layout" svg:width="1.583cm" svg:height="0.913cm" svg:x="5.524cm" svg:y="4.176cm">
          <text:p text:style-name="P1"><text:span text:style-name="T1">Binky</text:span></text:p>
        </draw:ellipse>
        <draw:frame draw:style-name="gr8" draw:text-style-name="P3" draw:layer="layout" svg:width="0.714cm" svg:height="0.675cm" svg:x="6.293cm" svg:y="6.398cm">
          <draw:text-box>
            <text:p><text:span text:style-name="T2">1</text:span></text:p>
          </draw:text-box>
        </draw:frame>
        <draw:ellipse draw:style-name="gr19" draw:text-style-name="P2" draw:layer="layout" svg:width="1.727cm" svg:height="0.913cm" svg:x="5.121cm" svg:y="6.819cm">
          <text:p text:style-name="P1"><text:span text:style-name="T1">Bethany</text:span></text:p>
        </draw:ellipse>
        <draw:ellipse draw:style-name="gr19" draw:text-style-name="P2" draw:layer="layout" svg:width="1.859cm" svg:height="0.968cm" svg:x="1.279cm" svg:y="8.426cm">
          <text:p text:style-name="P1"><text:span text:style-name="T1">Abdul</text:span></text:p>
        </draw:ellipse>
        <draw:frame draw:style-name="gr8" draw:text-style-name="P3" draw:layer="layout" svg:width="0.714cm" svg:height="1.099cm" svg:x="7.877cm" svg:y="2.156cm">
          <draw:text-box>
            <text:p><text:span text:style-name="T2">5</text:span></text:p>
            <text:p><text:span text:style-name="T2"/></text:p>
          </draw:text-box>
        </draw:frame>
        <draw:line draw:style-name="gr1" draw:text-style-name="P1" draw:layer="layout" svg:x1="11.722cm" svg:y1="7.786cm" svg:x2="12.99cm" svg:y2="6.553cm">
          <text:p/>
        </draw:line>
        <draw:line draw:style-name="gr1" draw:text-style-name="P1" draw:layer="layout" svg:x1="15.424cm" svg:y1="6.161cm" svg:x2="14.371cm" svg:y2="5.028cm">
          <text:p/>
        </draw:line>
        <draw:frame draw:style-name="gr8" draw:text-style-name="P3" draw:layer="layout" svg:width="0.714cm" svg:height="0.675cm" svg:x="12.356cm" svg:y="5.417cm">
          <draw:text-box>
            <text:p><text:span text:style-name="T2">2</text:span></text:p>
          </draw:text-box>
        </draw:frame>
        <draw:frame draw:style-name="gr8" draw:text-style-name="P3" draw:layer="layout" svg:width="0.714cm" svg:height="0.675cm" svg:x="13.867cm" svg:y="3.892cm">
          <draw:text-box>
            <text:p><text:span text:style-name="T2">3</text:span></text:p>
          </draw:text-box>
        </draw:frame>
        <draw:line draw:style-name="gr1" draw:text-style-name="P1" draw:layer="layout" svg:x1="13.103cm" svg:y1="6.26cm" svg:x2="14.371cm" svg:y2="5.027cm">
          <text:p/>
        </draw:line>
        <draw:ellipse draw:style-name="gr19" draw:text-style-name="P2" draw:layer="layout" svg:width="1.859cm" svg:height="1.072cm" svg:x="13.454cm" svg:y="4.527cm">
          <text:p text:style-name="P1"><text:span text:style-name="T1">Galois</text:span></text:p>
        </draw:ellipse>
        <draw:ellipse draw:style-name="gr19" draw:text-style-name="P2" draw:layer="layout" svg:width="1.859cm" svg:height="0.968cm" svg:x="11.955cm" svg:y="5.927cm">
          <text:p text:style-name="P1"><text:span text:style-name="T1">Frenchy</text:span></text:p>
        </draw:ellipse>
        <draw:frame draw:style-name="gr8" draw:text-style-name="P3" draw:layer="layout" svg:width="0.714cm" svg:height="0.675cm" svg:x="11.226cm" svg:y="7.121cm">
          <draw:text-box>
            <text:p><text:span text:style-name="T2">1</text:span></text:p>
          </draw:text-box>
        </draw:frame>
        <draw:ellipse draw:style-name="gr19" draw:text-style-name="P2" draw:layer="layout" svg:width="1.859cm" svg:height="0.968cm" svg:x="10.747cm" svg:y="7.682cm">
          <text:p text:style-name="P1"><text:span text:style-name="T1">Fred</text:span></text:p>
        </draw:ellipse>
        <draw:ellipse draw:style-name="gr19" draw:text-style-name="P2" draw:layer="layout" svg:width="1.727cm" svg:height="0.913cm" svg:x="14.876cm" svg:y="5.873cm">
          <text:p text:style-name="P1"><text:span text:style-name="T1">Xavier</text:span></text:p>
        </draw:ellipse>
        <draw:frame draw:style-name="gr8" draw:text-style-name="P3" draw:layer="layout" svg:width="0.714cm" svg:height="0.675cm" svg:x="15.685cm" svg:y="5.31cm">
          <draw:text-box>
            <text:p><text:span text:style-name="T2">1</text:span></text:p>
          </draw:text-box>
        </draw:frame>
        <draw:frame draw:style-name="gr8" draw:text-style-name="P9" draw:layer="layout" svg:width="11.411cm" svg:height="0.962cm" svg:x="4.582cm" svg:y="0.972cm">
          <draw:text-box>
            <text:p text:style-name="P9"><text:span text:style-name="T6">AVL Tree Handout for CS140. <text:s/>Page 3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8" draw:text-style-name="P5" draw:layer="layout" svg:width="13.545cm" svg:height="1.361cm" svg:x="1.64cm" svg:y="2.624cm">
          <draw:text-box>
            <text:p><text:span text:style-name="T3">Exam Question – what rotations are performed if you delete</text:span></text:p>
            <text:p><text:span text:style-name="T3">Xerxes from the following tree?</text:span></text:p>
          </draw:text-box>
        </draw:frame>
        <draw:line draw:style-name="gr1" draw:text-style-name="P1" draw:layer="layout" svg:x1="15.321cm" svg:y1="7.444cm" svg:x2="9.313cm" svg:y2="5.683cm">
          <text:p/>
        </draw:line>
        <draw:line draw:style-name="gr1" draw:text-style-name="P1" draw:layer="layout" svg:x1="3.051cm" svg:y1="10.904cm" svg:x2="4.319cm" svg:y2="9.671cm">
          <text:p/>
        </draw:line>
        <draw:line draw:style-name="gr1" draw:text-style-name="P1" draw:layer="layout" svg:x1="6.753cm" svg:y1="9.279cm" svg:x2="5.7cm" svg:y2="8.146cm">
          <text:p/>
        </draw:line>
        <draw:line draw:style-name="gr1" draw:text-style-name="P1" draw:layer="layout" svg:x1="9.111cm" svg:y1="5.659cm" svg:x2="7.372cm" svg:y2="6.858cm">
          <text:p/>
        </draw:line>
        <draw:line draw:style-name="gr1" draw:text-style-name="P1" draw:layer="layout" svg:x1="5.853cm" svg:y1="8.188cm" svg:x2="7.121cm" svg:y2="6.955cm">
          <text:p/>
        </draw:line>
        <draw:frame draw:style-name="gr8" draw:text-style-name="P3" draw:layer="layout" svg:width="1.137cm" svg:height="0.675cm" svg:x="9.855cm" svg:y="7.287cm">
          <draw:text-box>
            <text:p><text:span text:style-name="T2">___</text:span></text:p>
          </draw:text-box>
        </draw:frame>
        <draw:frame draw:style-name="gr8" draw:text-style-name="P3" draw:layer="layout" svg:width="0.925cm" svg:height="0.675cm" svg:x="3.685cm" svg:y="8.435cm">
          <draw:text-box>
            <text:p><text:span text:style-name="T2">__</text:span></text:p>
          </draw:text-box>
        </draw:frame>
        <draw:frame draw:style-name="gr8" draw:text-style-name="P3" draw:layer="layout" svg:width="0.925cm" svg:height="0.675cm" svg:x="6.344cm" svg:y="5.91cm">
          <draw:text-box>
            <text:p><text:span text:style-name="T2">__</text:span></text:p>
          </draw:text-box>
        </draw:frame>
        <draw:frame draw:style-name="gr8" draw:text-style-name="P3" draw:layer="layout" svg:width="0.925cm" svg:height="0.675cm" svg:x="5.196cm" svg:y="7.01cm">
          <draw:text-box draw:corner-radius="0.392cm">
            <text:p><text:span text:style-name="T2">__</text:span></text:p>
          </draw:text-box>
        </draw:frame>
        <draw:line draw:style-name="gr1" draw:text-style-name="P1" draw:layer="layout" svg:x1="4.432cm" svg:y1="9.378cm" svg:x2="5.7cm" svg:y2="8.145cm">
          <text:p/>
        </draw:line>
        <draw:ellipse draw:style-name="gr19" draw:text-style-name="P2" draw:layer="layout" svg:width="1.859cm" svg:height="1.072cm" svg:x="4.783cm" svg:y="7.645cm">
          <text:p text:style-name="P1"><text:span text:style-name="T1">Baby</text:span></text:p>
          <text:p text:style-name="P1"><text:span text:style-name="T1">Daisy</text:span></text:p>
        </draw:ellipse>
        <draw:ellipse draw:style-name="gr19" draw:text-style-name="P2" draw:layer="layout" svg:width="1.859cm" svg:height="0.968cm" svg:x="3.284cm" svg:y="9.045cm">
          <text:p text:style-name="P1"><text:span text:style-name="T1">Ahmad</text:span></text:p>
        </draw:ellipse>
        <draw:frame draw:style-name="gr8" draw:text-style-name="P3" draw:layer="layout" svg:width="1.137cm" svg:height="0.675cm" svg:x="2.255cm" svg:y="10.039cm">
          <draw:text-box>
            <text:p><text:span text:style-name="T2">___</text:span></text:p>
          </draw:text-box>
        </draw:frame>
        <draw:line draw:style-name="gr1" draw:text-style-name="P1" draw:layer="layout" svg:x1="7.218cm" svg:y1="6.934cm" svg:x2="10.205cm" svg:y2="8.272cm">
          <text:p/>
        </draw:line>
        <draw:ellipse draw:style-name="gr19" draw:text-style-name="P2" draw:layer="layout" svg:width="1.583cm" svg:height="0.913cm" svg:x="8.468cm" svg:y="5.229cm">
          <text:p text:style-name="P1"><text:span text:style-name="T1">Daisy</text:span></text:p>
        </draw:ellipse>
        <draw:line draw:style-name="gr1" draw:text-style-name="P1" draw:layer="layout" svg:x1="10.221cm" svg:y1="8.532cm" svg:x2="8.731cm" svg:y2="9.828cm">
          <text:p/>
        </draw:line>
        <draw:ellipse draw:style-name="gr19" draw:text-style-name="P2" draw:layer="layout" svg:width="1.583cm" svg:height="0.913cm" svg:x="7.931cm" svg:y="9.423cm">
          <text:p text:style-name="P1"><text:span text:style-name="T1">Boo</text:span></text:p>
        </draw:ellipse>
        <draw:frame draw:style-name="gr8" draw:text-style-name="P3" draw:layer="layout" svg:width="0.925cm" svg:height="0.675cm" svg:x="8.486cm" svg:y="8.729cm">
          <draw:text-box>
            <text:p><text:span text:style-name="T2">__</text:span></text:p>
          </draw:text-box>
        </draw:frame>
        <draw:ellipse draw:style-name="gr19" draw:text-style-name="P2" draw:layer="layout" svg:width="1.583cm" svg:height="0.913cm" svg:x="9.431cm" svg:y="7.923cm">
          <text:p text:style-name="P1"><text:span text:style-name="T1">Calista</text:span></text:p>
        </draw:ellipse>
        <draw:ellipse draw:style-name="gr19" draw:text-style-name="P2" draw:layer="layout" svg:width="1.583cm" svg:height="0.913cm" svg:x="6.321cm" svg:y="6.55cm">
          <text:p text:style-name="P1"><text:span text:style-name="T1">Binky</text:span></text:p>
        </draw:ellipse>
        <draw:frame draw:style-name="gr8" draw:text-style-name="P3" draw:layer="layout" svg:width="0.925cm" svg:height="0.675cm" svg:x="7.09cm" svg:y="8.672cm">
          <draw:text-box>
            <text:p><text:span text:style-name="T2">__</text:span></text:p>
          </draw:text-box>
        </draw:frame>
        <draw:ellipse draw:style-name="gr19" draw:text-style-name="P2" draw:layer="layout" svg:width="1.727cm" svg:height="0.913cm" svg:x="5.918cm" svg:y="9.193cm">
          <text:p text:style-name="P1"><text:span text:style-name="T1">Bethany</text:span></text:p>
        </draw:ellipse>
        <draw:ellipse draw:style-name="gr19" draw:text-style-name="P2" draw:layer="layout" svg:width="1.859cm" svg:height="0.968cm" svg:x="2.076cm" svg:y="10.8cm">
          <text:p text:style-name="P1"><text:span text:style-name="T1">Abdul</text:span></text:p>
        </draw:ellipse>
        <draw:frame draw:style-name="gr8" draw:text-style-name="P3" draw:layer="layout" svg:width="0.925cm" svg:height="1.099cm" svg:x="8.674cm" svg:y="4.53cm">
          <draw:text-box>
            <text:p><text:span text:style-name="T2">__</text:span></text:p>
            <text:p><text:span text:style-name="T2"/></text:p>
          </draw:text-box>
        </draw:frame>
        <draw:line draw:style-name="gr1" draw:text-style-name="P1" draw:layer="layout" svg:x1="15.219cm" svg:y1="10.16cm" svg:x2="13.731cm" svg:y2="8.67cm">
          <text:p/>
        </draw:line>
        <draw:line draw:style-name="gr1" draw:text-style-name="P1" draw:layer="layout" svg:x1="13.731cm" svg:y1="8.644cm" svg:x2="15.168cm" svg:y2="7.402cm">
          <text:p/>
        </draw:line>
        <draw:frame draw:style-name="gr8" draw:text-style-name="P3" draw:layer="layout" svg:width="0.925cm" svg:height="0.675cm" svg:x="14.664cm" svg:y="6.266cm">
          <draw:text-box>
            <text:p><text:span text:style-name="T2">__</text:span></text:p>
          </draw:text-box>
        </draw:frame>
        <draw:ellipse draw:style-name="gr19" draw:text-style-name="P2" draw:layer="layout" svg:width="1.859cm" svg:height="1.072cm" svg:x="12.627cm" svg:y="8.158cm">
          <text:p text:style-name="P1"><text:span text:style-name="T1">Galois</text:span></text:p>
        </draw:ellipse>
        <draw:ellipse draw:style-name="gr19" draw:text-style-name="P2" draw:layer="layout" svg:width="1.859cm" svg:height="0.968cm" svg:x="14.32cm" svg:y="9.873cm">
          <text:p text:style-name="P1"><text:span text:style-name="T1">Thor</text:span></text:p>
        </draw:ellipse>
        <draw:frame draw:style-name="gr8" draw:text-style-name="P3" draw:layer="layout" svg:width="0.925cm" svg:height="0.675cm" svg:x="12.559cm" svg:y="7.54cm">
          <draw:text-box>
            <text:p><text:span text:style-name="T2">__</text:span></text:p>
          </draw:text-box>
        </draw:frame>
        <draw:line draw:style-name="gr1" draw:text-style-name="P1" draw:layer="layout" svg:x1="16.616cm" svg:y1="8.813cm" svg:x2="15.621cm" svg:y2="7.557cm">
          <text:p/>
        </draw:line>
        <draw:ellipse draw:style-name="gr19" draw:text-style-name="P2" draw:layer="layout" svg:width="1.727cm" svg:height="0.913cm" svg:x="14.473cm" svg:y="6.947cm">
          <text:p text:style-name="P1"><text:span text:style-name="T1">Xavier</text:span></text:p>
        </draw:ellipse>
        <draw:ellipse draw:style-name="gr19" draw:text-style-name="P2" draw:layer="layout" svg:width="1.859cm" svg:height="0.968cm" svg:x="15.921cm" svg:y="8.573cm">
          <text:p text:style-name="P1"><text:span text:style-name="T1">Xerxes</text:span></text:p>
        </draw:ellipse>
        <draw:frame draw:style-name="gr8" draw:text-style-name="P3" draw:layer="layout" svg:width="0.925cm" svg:height="0.675cm" svg:x="16.539cm" svg:y="7.93cm">
          <draw:text-box>
            <text:p><text:span text:style-name="T2">__</text:span></text:p>
          </draw:text-box>
        </draw:frame>
        <draw:frame draw:style-name="gr8" draw:text-style-name="P3" draw:layer="layout" svg:width="0.925cm" svg:height="0.675cm" svg:x="14.911cm" svg:y="9.208cm">
          <draw:text-box>
            <text:p><text:span text:style-name="T2">__</text:span></text:p>
          </draw:text-box>
        </draw:frame>
        <draw:frame draw:style-name="gr8" draw:text-style-name="P9" draw:layer="layout" svg:width="11.411cm" svg:height="0.962cm" svg:x="4.582cm" svg:y="0.972cm">
          <draw:text-box>
            <text:p text:style-name="P9"><text:span text:style-name="T6">AVL Tree Handout for CS140. <text:s/>Page 4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6:35:00.235378000</meta:creation-date>
    <dc:date>2019-11-13T17:42:08.293758000</dc:date>
    <meta:editing-duration>PT39M3S</meta:editing-duration>
    <meta:editing-cycles>12</meta:editing-cycles>
    <meta:generator>LibreOffice/4.2.8.2$MacOSX_x86 LibreOffice_project/48d50dbfc06349262c9d50868e5c1f630a573ebd</meta:generator>
    <meta:document-statistic meta:object-count="620"/>
  </office:meta>
</office:document-meta>
</file>